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name="calibri" svg:font-family="calibri"/>
  </office:font-face-decls>
  <office:automatic-styles>
    <style:style style:family="table" style:name="a203ad2">
      <style:table-properties style:width="14.961in" table:align="margins"/>
    </style:style>
    <style:style style:family="table-column" style:name="ac98c0e">
      <style:table-column-properties style:column-width="2.9922in" style:rel-column-width="13107*"/>
    </style:style>
    <style:style style:family="table-cell" style:name="a74653d">
      <style:table-cell-properties fo:border-bottom="0.0007in solid #000000" fo:border-left="0.0007in solid #000000" fo:border-right="none" fo:border-top="0.0007in solid #000000" fo:padding="0.0382in"/>
    </style:style>
    <style:style style:family="table-cell" style:name="ad5c11d">
      <style:table-cell-properties fo:border-bottom="0.0007in solid #000000" fo:border-left="0.0007in solid #000000" fo:border-right="none" fo:border-top="none" fo:padding="0.0382in"/>
    </style:style>
    <style:style style:family="table-cell" style:name="a11538b">
      <style:table-cell-properties fo:border="0.0007in solid #000000" fo:padding="0.0382in"/>
    </style:style>
    <style:style style:family="table-cell" style:name="acb4c49">
      <style:table-cell-properties fo:border="0.0007in solid #000000" fo:border-bottom="0.0007in solid #000000" fo:border-top="none" fo:padding="0.0382in"/>
    </style:style>
    <style:style style:family="table-cell" style:name="a815494">
      <style:table-cell-properties fo:background-color="#cccccc" fo:border="0.5pt solid #444444" fo:border-bottom="0.0007in solid #000000" fo:border-left="0.0007in solid #000000" fo:border-right="none" fo:border-top="0.0007in solid #000000" fo:padding="0.0382in"/>
      <style:paragraph-properties fo:text-align="start"/>
      <style:text-properties fo:color="#222222" fo:font-size="20.0pt" fo:font-weight="bold" style:font-name="calibri"/>
    </style:style>
    <style:style style:family="table-cell" style:name="a687de9">
      <style:table-cell-properties fo:border="0.0007in solid #000000" fo:border-bottom="0.0007in solid #000000" fo:border-left="0.0007in solid #000000" fo:border-right="none" fo:border-top="0.0007in solid #000000" fo:padding="0.0382in"/>
    </style:style>
    <style:style style:family="table-cell" style:name="a2cfea7">
      <style:table-cell-properties fo:border="0.0007in solid #000000" fo:border-bottom="0.0007in solid #000000" fo:border-left="0.0007in solid #000000" fo:border-right="none" fo:border-top="none" fo:padding="0.0382in"/>
    </style:style>
    <style:style style:family="table-column" style:name="aa9eec4">
      <style:table-column-properties style:column-width="2.9922in" style:rel-column-width="12934*"/>
    </style:style>
    <style:style style:family="table-column" style:name="a4651c7">
      <style:table-column-properties style:column-width="2.9922in" style:rel-column-width="13107*"/>
    </style:style>
    <style:style style:family="table-column" style:name="aa1c3cd">
      <style:table-column-properties style:column-width="2.9922in" style:rel-column-width="13107*"/>
    </style:style>
    <style:style style:family="table-column" style:name="a142879">
      <style:table-column-properties style:column-width="2.9922in" style:rel-column-width="13107*"/>
    </style:style>
    <style:style style:family="table-column" style:name="a58315b">
      <style:table-column-properties style:column-width="2.9922in" style:rel-column-width="13107*"/>
    </style:style>
    <style:style style:family="table" style:name="abbd5db">
      <style:table-properties style:width="14.961in" table:align="margins"/>
    </style:style>
    <style:style style:family="table-column" style:name="a29eadc">
      <style:table-column-properties style:column-width="2.9922in" style:rel-column-width="13107*"/>
    </style:style>
    <style:style style:family="table-cell" style:name="aa56930">
      <style:table-cell-properties fo:background-color="#336699" fo:border="0.5pt solid #444444" fo:border-bottom="0.0007in solid #000000" fo:border-left="0.0007in solid #000000" fo:border-right="none" fo:border-top="0.0007in solid #000000" fo:padding="0.0382in"/>
      <style:paragraph-properties fo:text-align="center"/>
      <style:text-properties fo:color="#eeeeee" fo:font-size="12.0pt" fo:font-weight="bold" style:font-name="calibri"/>
    </style:style>
    <style:style style:family="table-cell" style:name="a828731">
      <style:table-cell-properties fo:background-color="#336699" fo:border="0.5pt solid #444444" fo:border-bottom="0.0007in solid #000000" fo:border-left="0.0007in solid #000000" fo:border-right="none" fo:border-top="none" fo:padding="0.0382in"/>
      <style:paragraph-properties fo:text-align="center"/>
      <style:text-properties fo:color="#eeeeee" fo:font-size="11.0pt" fo:font-weight="bold" style:font-name="calibri"/>
    </style:style>
    <style:style style:family="table-cell" style:name="a5dfc19">
      <style:table-cell-properties fo:border="0.0007in solid #000000" fo:padding="0.0382in"/>
    </style:style>
    <style:style style:family="table-cell" style:name="aacb12e">
      <style:table-cell-properties fo:border="0.0007in solid #000000" fo:border-bottom="0.0007in solid #000000" fo:border-top="none" fo:padding="0.0382in"/>
    </style:style>
    <style:style style:family="table-cell" style:name="a1bf22f">
      <style:table-cell-properties fo:background-color="#336699" fo:border="0.5pt solid #444444" fo:border-bottom="0.0007in solid #000000" fo:border-left="0.0007in solid #000000" fo:border-right="none" fo:border-top="0.0007in solid #000000" fo:padding="0.0382in"/>
      <style:paragraph-properties fo:text-align="center"/>
      <style:text-properties fo:color="#eeeeee" fo:font-size="12.0pt" fo:font-weight="bold" style:font-name="calibri"/>
    </style:style>
    <style:style style:family="table-cell" style:name="af37ee4">
      <style:table-cell-properties fo:background-color="#336699" fo:border="0.5pt solid #444444" fo:border-bottom="0.0007in solid #000000" fo:border-left="0.0007in solid #000000" fo:border-right="none" fo:border-top="0.0007in solid #000000" fo:padding="0.0382in"/>
      <style:paragraph-properties fo:text-align="center"/>
      <style:text-properties fo:color="#eeeeee" fo:font-size="12.0pt" fo:font-weight="bold" style:font-name="calibri"/>
    </style:style>
    <style:style style:family="table-cell" style:name="a4865b7">
      <style:table-cell-properties fo:background-color="#336699" fo:border="0.5pt solid #444444" fo:border-bottom="0.0007in solid #000000" fo:border-left="0.0007in solid #000000" fo:border-right="none" fo:border-top="0.0007in solid #000000" fo:padding="0.0382in"/>
      <style:paragraph-properties fo:text-align="center"/>
      <style:text-properties fo:color="#eeeeee" fo:font-size="12.0pt" fo:font-weight="bold" style:font-name="calibri"/>
    </style:style>
    <style:style style:family="table-cell" style:name="a9ec1bf">
      <style:table-cell-properties fo:background-color="#336699" fo:border="0.5pt solid #444444" fo:border-bottom="0.0007in solid #000000" fo:border-left="0.0007in solid #000000" fo:border-right="none" fo:border-top="none" fo:padding="0.0382in"/>
      <style:paragraph-properties fo:text-align="center"/>
      <style:text-properties fo:color="#eeeeee" fo:font-size="11.0pt" fo:font-weight="bold" style:font-name="calibri"/>
    </style:style>
    <style:style style:family="table-cell" style:name="a48669c">
      <style:table-cell-properties fo:background-color="#336699" fo:border="0.5pt solid #444444" fo:border-bottom="0.0007in solid #000000" fo:border-left="0.0007in solid #000000" fo:border-right="none" fo:border-top="0.0007in solid #000000" fo:padding="0.0382in"/>
      <style:paragraph-properties fo:text-align="center"/>
      <style:text-properties fo:color="#eeeeee" fo:font-size="12.0pt" fo:font-weight="bold" style:font-name="calibri"/>
    </style:style>
    <style:style style:family="table-cell" style:name="acacc8f">
      <style:table-cell-properties fo:background-color="#336699" fo:border="0.5pt solid #444444" fo:border-bottom="0.0007in solid #000000" fo:border-left="0.0007in solid #000000" fo:border-right="none" fo:border-top="none" fo:padding="0.0382in"/>
      <style:paragraph-properties fo:text-align="center"/>
      <style:text-properties fo:color="#eeeeee" fo:font-size="11.0pt" fo:font-weight="bold" style:font-name="calibri"/>
    </style:style>
    <style:style style:family="table-cell" style:name="a1d6de6">
      <style:table-cell-properties fo:background-color="#336699" fo:border="0.5pt solid #444444" fo:border-bottom="0.0007in solid #000000" fo:border-left="0.0007in solid #000000" fo:border-right="none" fo:border-top="none" fo:padding="0.0382in"/>
      <style:paragraph-properties fo:text-align="center"/>
      <style:text-properties fo:color="#eeeeee" fo:font-size="11.0pt" fo:font-weight="bold" style:font-name="calibri"/>
    </style:style>
    <style:style style:family="table-cell" style:name="a8a4c14">
      <style:table-cell-properties fo:background-color="#336699" fo:border="0.5pt solid #444444" fo:border-bottom="0.0007in solid #000000" fo:border-left="0.0007in solid #000000" fo:border-right="none" fo:border-top="0.0007in solid #000000" fo:padding="0.0382in"/>
      <style:paragraph-properties fo:text-align="center"/>
      <style:text-properties fo:color="#eeeeee" fo:font-size="12.0pt" fo:font-weight="bold" style:font-name="calibri"/>
    </style:style>
    <style:style style:family="table-cell" style:name="ad7b95f">
      <style:table-cell-properties fo:background-color="#336699" fo:border="0.5pt solid #444444" fo:border-bottom="0.0007in solid #000000" fo:border-left="0.0007in solid #000000" fo:border-right="none" fo:border-top="none" fo:padding="0.0382in"/>
      <style:paragraph-properties fo:text-align="center"/>
      <style:text-properties fo:color="#eeeeee" fo:font-size="11.0pt" fo:font-weight="bold" style:font-name="calibri"/>
    </style:style>
    <style:style style:family="table-cell" style:name="aa9a199">
      <style:table-cell-properties fo:background-color="#336699" fo:border="0.5pt solid #444444" fo:border-bottom="0.0007in solid #000000" fo:border-left="0.0007in solid #000000" fo:border-right="none" fo:border-top="none" fo:padding="0.0382in"/>
      <style:paragraph-properties fo:text-align="center"/>
      <style:text-properties fo:color="#eeeeee" fo:font-size="11.0pt" fo:font-weight="bold" style:font-name="calibri"/>
    </style:style>
    <style:style style:family="table-cell" style:name="a946828">
      <style:table-cell-properties fo:background-color="#336699" fo:border="0.5pt solid #444444" fo:border-bottom="0.0007in solid #000000" fo:border-left="0.0007in solid #000000" fo:border-right="none" fo:border-top="0.0007in solid #000000" fo:padding="0.0382in"/>
      <style:paragraph-properties fo:text-align="center"/>
      <style:text-properties fo:color="#eeeeee" fo:font-size="12.0pt" fo:font-weight="bold" style:font-name="calibri"/>
    </style:style>
    <style:style style:family="table-cell" style:name="a45f6b9">
      <style:table-cell-properties fo:background-color="#336699" fo:border="0.5pt solid #444444" fo:border-bottom="0.0007in solid #000000" fo:border-left="0.0007in solid #000000" fo:border-right="none" fo:border-top="none" fo:padding="0.0382in"/>
      <style:paragraph-properties fo:text-align="center"/>
      <style:text-properties fo:color="#eeeeee" fo:font-size="11.0pt" fo:font-weight="bold" style:font-name="calibri"/>
    </style:style>
    <style:style style:family="table-cell" style:name="a456a57">
      <style:table-cell-properties fo:background-color="#336699" fo:border="0.5pt solid #444444" fo:border-bottom="0.0007in solid #000000" fo:border-left="0.0007in solid #000000" fo:border-right="none" fo:border-top="none" fo:padding="0.0382in"/>
      <style:paragraph-properties fo:text-align="center"/>
      <style:text-properties fo:color="#eeeeee" fo:font-size="11.0pt" fo:font-weight="bold" style:font-name="calibri"/>
    </style:style>
    <style:style style:family="table-cell" style:name="ae23c5c">
      <style:table-cell-properties fo:background-color="#336699" fo:border="0.5pt solid #444444" fo:border-bottom="0.0007in solid #000000" fo:border-left="0.0007in solid #000000" fo:border-right="none" fo:border-top="0.0007in solid #000000" fo:padding="0.0382in"/>
      <style:paragraph-properties fo:text-align="center"/>
      <style:text-properties fo:color="#eeeeee" fo:font-size="12.0pt" fo:font-weight="bold" style:font-name="calibri"/>
    </style:style>
    <style:style style:family="table-cell" style:name="a87e2f3">
      <style:table-cell-properties fo:background-color="#336699" fo:border="0.5pt solid #444444" fo:border-bottom="0.0007in solid #000000" fo:border-left="0.0007in solid #000000" fo:border-right="none" fo:border-top="none" fo:padding="0.0382in"/>
      <style:paragraph-properties fo:text-align="center"/>
      <style:text-properties fo:color="#eeeeee" fo:font-size="11.0pt" fo:font-weight="bold" style:font-name="calibri"/>
    </style:style>
    <style:style style:family="table-cell" style:name="ad8b688">
      <style:table-cell-properties fo:background-color="#336699" fo:border="0.5pt solid #444444" fo:border-bottom="0.0007in solid #000000" fo:border-left="0.0007in solid #000000" fo:border-right="none" fo:border-top="none" fo:padding="0.0382in"/>
      <style:paragraph-properties fo:text-align="center"/>
      <style:text-properties fo:color="#eeeeee" fo:font-size="11.0pt" fo:font-weight="bold" style:font-name="calibri"/>
    </style:style>
    <style:style style:family="table-cell" style:name="aa7bce7">
      <style:table-cell-properties fo:background-color="#336699" fo:border="0.5pt solid #444444" fo:border-bottom="0.0007in solid #000000" fo:border-left="0.0007in solid #000000" fo:border-right="none" fo:border-top="0.0007in solid #000000" fo:padding="0.0382in"/>
      <style:paragraph-properties fo:text-align="center"/>
      <style:text-properties fo:color="#eeeeee" fo:font-size="12.0pt" fo:font-weight="bold" style:font-name="calibri"/>
    </style:style>
    <style:style style:family="table-cell" style:name="acbd995">
      <style:table-cell-properties fo:background-color="#336699" fo:border="0.5pt solid #444444" fo:border-bottom="0.0007in solid #000000" fo:border-left="0.0007in solid #000000" fo:border-right="none" fo:border-top="none" fo:padding="0.0382in"/>
      <style:paragraph-properties fo:text-align="center"/>
      <style:text-properties fo:color="#eeeeee" fo:font-size="11.0pt" fo:font-weight="bold" style:font-name="calibri"/>
    </style:style>
    <style:style style:family="table-cell" style:name="ac228ad">
      <style:table-cell-properties fo:background-color="#336699" fo:border="0.5pt solid #444444" fo:border-bottom="0.0007in solid #000000" fo:border-left="0.0007in solid #000000" fo:border-right="none" fo:border-top="none" fo:padding="0.0382in"/>
      <style:paragraph-properties fo:text-align="center"/>
      <style:text-properties fo:color="#eeeeee" fo:font-size="11.0pt" fo:font-weight="bold" style:font-name="calibri"/>
    </style:style>
    <style:style style:family="table-cell" style:name="ad454cc">
      <style:table-cell-properties fo:background-color="#336699" fo:border="0.5pt solid #444444" fo:border-bottom="0.0007in solid #000000" fo:border-left="0.0007in solid #000000" fo:border-right="none" fo:border-top="0.0007in solid #000000" fo:padding="0.0382in"/>
      <style:paragraph-properties fo:text-align="center"/>
      <style:text-properties fo:color="#eeeeee" fo:font-size="12.0pt" fo:font-weight="bold" style:font-name="calibri"/>
    </style:style>
    <style:style style:family="table-cell" style:name="afdc1de">
      <style:table-cell-properties fo:background-color="#336699" fo:border="0.5pt solid #444444" fo:border-bottom="0.0007in solid #000000" fo:border-left="0.0007in solid #000000" fo:border-right="none" fo:border-top="none" fo:padding="0.0382in"/>
      <style:paragraph-properties fo:text-align="center"/>
      <style:text-properties fo:color="#eeeeee" fo:font-size="12.0pt" fo:font-weight="bold" style:font-name="calibri"/>
    </style:style>
    <style:style style:family="table-cell" style:name="a9771a8">
      <style:table-cell-properties fo:background-color="#336699" fo:border="0.5pt solid #444444" fo:border-bottom="0.0007in solid #000000" fo:border-left="0.0007in solid #000000" fo:border-right="none" fo:border-top="none" fo:padding="0.0382in"/>
      <style:paragraph-properties fo:text-align="center"/>
      <style:text-properties fo:color="#eeeeee" fo:font-size="12.0pt" fo:font-weight="bold" style:font-name="calibri"/>
    </style:style>
    <style:style style:family="table-cell" style:name="a9378ec">
      <style:table-cell-properties fo:background-color="#336699" fo:border="0.5pt solid #444444" fo:border-bottom="0.0007in solid #000000" fo:border-left="0.0007in solid #000000" fo:border-right="none" fo:border-top="none" fo:padding="0.0382in"/>
      <style:paragraph-properties fo:text-align="center"/>
      <style:text-properties fo:color="#eeeeee" fo:font-size="12.0pt" fo:font-weight="bold" style:font-name="calibri"/>
    </style:style>
    <style:style style:family="table-cell" style:name="a9fae1f">
      <style:table-cell-properties fo:background-color="#336699" fo:border="0.5pt solid #444444" fo:border-bottom="0.0007in solid #000000" fo:border-left="0.0007in solid #000000" fo:border-right="none" fo:border-top="none" fo:padding="0.0382in"/>
      <style:paragraph-properties fo:text-align="center"/>
      <style:text-properties fo:color="#eeeeee" fo:font-size="12.0pt" fo:font-weight="bold" style:font-name="calibri"/>
    </style:style>
    <style:style style:family="table-cell" style:name="a084e9c">
      <style:table-cell-properties fo:background-color="#336699" fo:border="0.5pt solid #444444"/>
      <style:paragraph-properties fo:text-align="center"/>
      <style:text-properties fo:color="#eeeeee" fo:font-size="12.0pt" fo:font-weight="bold" style:font-name="calibri"/>
    </style:style>
    <style:style style:family="table-cell" style:name="a64ebb0">
      <style:table-cell-properties fo:border="0.5pt solid #444444" style:vertical-align="middle"/>
      <style:text-properties fo:color="#000000" fo:font-size="10.0pt" style:font-name="calibri"/>
    </style:style>
    <style:style style:family="table-cell" style:name="a72b413">
      <style:table-cell-properties fo:border="0.5pt solid #444444" style:vertical-align="middle"/>
      <style:text-properties fo:color="#000000" fo:font-size="10.0pt" style:font-name="calibri"/>
    </style:style>
    <style:style style:family="table-cell" style:name="a80f42d">
      <style:table-cell-properties fo:background-color="#ffffcc" fo:border="0.5pt solid #444444"/>
      <style:text-properties fo:color="#000000" fo:font-size="10.0pt" style:font-name="calibri"/>
    </style:style>
    <style:style style:family="table-cell" style:name="a003b94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e3b066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867332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377c3e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ad841a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7cc6ce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f9c641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9be48e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7c2187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dfe4bd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6d12a9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0c9a78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2cbb9d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d01d2c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a8cc11">
      <style:table-cell-properties fo:border="0.5pt solid #444444"/>
      <style:text-properties fo:color="#000000" fo:font-size="10.0pt" style:font-name="calibri"/>
    </style:style>
    <style:style style:family="table-cell" style:name="a640b71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a8884b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381659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f5018e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d50ad2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50f4c1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e0f1b5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1df915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513676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dcf1c4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a24fb4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3b5341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0c641e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76fd64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85194f">
      <style:table-cell-properties fo:background-color="#ffffcc" fo:border="0.5pt solid #444444"/>
      <style:text-properties fo:color="#000000" fo:font-size="10.0pt" style:font-name="calibri"/>
    </style:style>
    <style:style style:family="table-cell" style:name="ac4716d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4761af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5843f6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1df972">
      <style:table-cell-properties fo:background-color="#aa0000" fo:border="0.5pt solid #444444"/>
      <style:paragraph-properties fo:text-align="end"/>
      <style:text-properties fo:color="#dddddd" fo:font-size="10.0pt" style:font-name="calibri"/>
    </style:style>
    <style:style style:family="table-cell" style:name="a5a1818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cb923e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8e7267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57b028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f28799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6831ea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f313d7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00a9a5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c2852c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514a83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9c9489">
      <style:table-cell-properties fo:background-color="#ffcc33" fo:border="0.5pt solid #444444"/>
      <style:text-properties fo:color="#000000" fo:font-size="10.0pt" style:font-name="calibri"/>
    </style:style>
    <style:style style:family="table-cell" style:name="ab2830d">
      <style:table-cell-properties fo:background-color="#ffcc33" fo:border="0.5pt solid #444444"/>
      <style:text-properties fo:color="#000000" fo:font-size="10.0pt" style:font-name="calibri"/>
    </style:style>
    <style:style style:family="table-cell" style:name="a530e44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77a308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3a4420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156724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b0b030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d033ef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ddf12f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146cb5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86be17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08ea45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aef817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5360db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45df38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57c38f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e3df38">
      <style:table-cell-properties fo:border="0.5pt solid #444444" style:vertical-align="middle"/>
      <style:text-properties fo:color="#000000" fo:font-size="10.0pt" style:font-name="calibri"/>
    </style:style>
    <style:style style:family="table-cell" style:name="a19a711">
      <style:table-cell-properties fo:background-color="#ffffcc" fo:border="0.5pt solid #444444"/>
      <style:text-properties fo:color="#000000" fo:font-size="10.0pt" style:font-name="calibri"/>
    </style:style>
    <style:style style:family="table-cell" style:name="a2aaf87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e88c8e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28da69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f11915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166c8f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ecccc5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4acfcd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6b109e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b0e8a8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78a8d2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97b7ee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d904d6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383e84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26c59d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e6732e">
      <style:table-cell-properties fo:border="0.5pt solid #444444"/>
      <style:text-properties fo:color="#000000" fo:font-size="10.0pt" style:font-name="calibri"/>
    </style:style>
    <style:style style:family="table-cell" style:name="a4965b6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b7fefb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f4764b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a16e84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c49f20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1ed33d">
      <style:table-cell-properties fo:background-color="#aa0000" fo:border="0.5pt solid #444444"/>
      <style:paragraph-properties fo:text-align="end"/>
      <style:text-properties fo:color="#dddddd" fo:font-size="10.0pt" style:font-name="calibri"/>
    </style:style>
    <style:style style:family="table-cell" style:name="ae6bf15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80b188">
      <style:table-cell-properties fo:background-color="#aa0000" fo:border="0.5pt solid #444444"/>
      <style:paragraph-properties fo:text-align="end"/>
      <style:text-properties fo:color="#dddddd" fo:font-size="10.0pt" style:font-name="calibri"/>
    </style:style>
    <style:style style:family="table-cell" style:name="a996ddb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cecd3e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cff6d5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d92fd8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82f04c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d1e084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fd1178">
      <style:table-cell-properties fo:background-color="#ffffcc" fo:border="0.5pt solid #444444"/>
      <style:text-properties fo:color="#000000" fo:font-size="10.0pt" style:font-name="calibri"/>
    </style:style>
    <style:style style:family="table-cell" style:name="a8877bf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961d0e">
      <style:table-cell-properties fo:background-color="#aa0000" fo:border="0.5pt solid #444444"/>
      <style:paragraph-properties fo:text-align="end"/>
      <style:text-properties fo:color="#dddddd" fo:font-size="10.0pt" style:font-name="calibri"/>
    </style:style>
    <style:style style:family="table-cell" style:name="ad13d3b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a8dd39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8d183a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2f8953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4b879a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d2bca7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4d5840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8da918">
      <style:table-cell-properties fo:background-color="#aa0000" fo:border="0.5pt solid #444444"/>
      <style:paragraph-properties fo:text-align="end"/>
      <style:text-properties fo:color="#dddddd" fo:font-size="10.0pt" style:font-name="calibri"/>
    </style:style>
    <style:style style:family="table-cell" style:name="a4b259b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7da783">
      <style:table-cell-properties fo:background-color="#aa0000" fo:border="0.5pt solid #444444"/>
      <style:paragraph-properties fo:text-align="end"/>
      <style:text-properties fo:color="#dddddd" fo:font-size="10.0pt" style:font-name="calibri"/>
    </style:style>
    <style:style style:family="table-cell" style:name="a671968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5ef324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0b1d03">
      <style:table-cell-properties fo:background-color="#ffcc33" fo:border="0.5pt solid #444444"/>
      <style:text-properties fo:color="#000000" fo:font-size="10.0pt" style:font-name="calibri"/>
    </style:style>
    <style:style style:family="table-cell" style:name="a6b7c68">
      <style:table-cell-properties fo:background-color="#ffcc33" fo:border="0.5pt solid #444444"/>
      <style:text-properties fo:color="#000000" fo:font-size="10.0pt" style:font-name="calibri"/>
    </style:style>
    <style:style style:family="table-cell" style:name="aa4ffd2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4e92df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8e3bb3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1fed49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5e3966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8591ef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298458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5590b9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177e65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29a3b3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681957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16e205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b52544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1dfc7b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7c201a">
      <style:table-cell-properties fo:background-color="#ff9900" fo:border="0.5pt solid #444444"/>
      <style:text-properties fo:color="#000000" fo:font-size="10.0pt" style:font-name="calibri"/>
    </style:style>
    <style:style style:family="table-cell" style:name="a5c3a20">
      <style:table-cell-properties fo:background-color="#ff9900" fo:border="0.5pt solid #444444"/>
      <style:text-properties fo:color="#000000" fo:font-size="10.0pt" style:font-name="calibri"/>
    </style:style>
    <style:style style:family="table-cell" style:name="aef63e1">
      <style:table-cell-properties fo:background-color="#ff9900" fo:border="0.5pt solid #444444"/>
      <style:text-properties fo:color="#000000" fo:font-size="10.0pt" style:font-name="calibri"/>
    </style:style>
    <style:style style:family="table-cell" style:name="aaddea0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a556a5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670b5d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0317f9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53c76c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93557d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11e9fa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cab0fa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8365bf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ceb7dc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f42b78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841527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37c49f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a1a43b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8726cb">
      <style:table-cell-properties fo:border="0.5pt solid #444444" style:vertical-align="middle"/>
      <style:text-properties fo:color="#000000" fo:font-size="10.0pt" style:font-name="calibri"/>
    </style:style>
    <style:style style:family="table-cell" style:name="a899bfc">
      <style:table-cell-properties fo:border="0.5pt solid #444444" style:vertical-align="middle"/>
      <style:text-properties fo:color="#000000" fo:font-size="10.0pt" style:font-name="calibri"/>
    </style:style>
    <style:style style:family="table-cell" style:name="a0a5382">
      <style:table-cell-properties fo:background-color="#ffffcc" fo:border="0.5pt solid #444444"/>
      <style:text-properties fo:color="#000000" fo:font-size="10.0pt" style:font-name="calibri"/>
    </style:style>
    <style:style style:family="table-cell" style:name="acd6f26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725f4d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2d77f6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c2b671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985264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c3248f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b8299b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a28804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63726b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1b70f1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43d5dd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2b7716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06ac2b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d31109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cf99c5">
      <style:table-cell-properties fo:border="0.5pt solid #444444"/>
      <style:text-properties fo:color="#000000" fo:font-size="10.0pt" style:font-name="calibri"/>
    </style:style>
    <style:style style:family="table-cell" style:name="ac16a61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a4e520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9d5de6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6f3575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5593e0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88d7bb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851412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eca872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3a9dfd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df9616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f71171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8a9948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5d5c98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d33d01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2403ec">
      <style:table-cell-properties fo:background-color="#ffcc33" fo:border="0.5pt solid #444444"/>
      <style:text-properties fo:color="#000000" fo:font-size="10.0pt" style:font-name="calibri"/>
    </style:style>
    <style:style style:family="table-cell" style:name="ad7a273">
      <style:table-cell-properties fo:background-color="#ffcc33" fo:border="0.5pt solid #444444"/>
      <style:text-properties fo:color="#000000" fo:font-size="10.0pt" style:font-name="calibri"/>
    </style:style>
    <style:style style:family="table-cell" style:name="a60abd7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9d914f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3852e6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abdea2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8666c9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a78184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c8cd8e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7b4e42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e29fd9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afc5c6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59e7f6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20f060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118511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40182b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1690fa">
      <style:table-cell-properties fo:border="0.5pt solid #444444" style:vertical-align="middle"/>
      <style:text-properties fo:color="#000000" fo:font-size="10.0pt" style:font-name="calibri"/>
    </style:style>
    <style:style style:family="table-cell" style:name="a27a8d2">
      <style:table-cell-properties fo:background-color="#ffffcc" fo:border="0.5pt solid #444444"/>
      <style:text-properties fo:color="#000000" fo:font-size="10.0pt" style:font-name="calibri"/>
    </style:style>
    <style:style style:family="table-cell" style:name="a8b9a2a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6dbf47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a2eb01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5f4dbd">
      <style:table-cell-properties fo:background-color="#aa0000" fo:border="0.5pt solid #444444"/>
      <style:paragraph-properties fo:text-align="end"/>
      <style:text-properties fo:color="#dddddd" fo:font-size="10.0pt" style:font-name="calibri"/>
    </style:style>
    <style:style style:family="table-cell" style:name="abf3272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ff6516">
      <style:table-cell-properties fo:background-color="#aa0000" fo:border="0.5pt solid #444444"/>
      <style:paragraph-properties fo:text-align="end"/>
      <style:text-properties fo:color="#dddddd" fo:font-size="10.0pt" style:font-name="calibri"/>
    </style:style>
    <style:style style:family="table-cell" style:name="a767185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3d765f">
      <style:table-cell-properties fo:background-color="#aa0000" fo:border="0.5pt solid #444444"/>
      <style:paragraph-properties fo:text-align="end"/>
      <style:text-properties fo:color="#dddddd" fo:font-size="10.0pt" style:font-name="calibri"/>
    </style:style>
    <style:style style:family="table-cell" style:name="a49547b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977436">
      <style:table-cell-properties fo:background-color="#aa0000" fo:border="0.5pt solid #444444"/>
      <style:paragraph-properties fo:text-align="end"/>
      <style:text-properties fo:color="#dddddd" fo:font-size="10.0pt" style:font-name="calibri"/>
    </style:style>
    <style:style style:family="table-cell" style:name="a50556b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22e52c">
      <style:table-cell-properties fo:background-color="#aa0000" fo:border="0.5pt solid #444444"/>
      <style:paragraph-properties fo:text-align="end"/>
      <style:text-properties fo:color="#dddddd" fo:font-size="10.0pt" style:font-name="calibri"/>
    </style:style>
    <style:style style:family="table-cell" style:name="a0371a1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6f7569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281a2f">
      <style:table-cell-properties fo:border="0.5pt solid #444444"/>
      <style:text-properties fo:color="#000000" fo:font-size="10.0pt" style:font-name="calibri"/>
    </style:style>
    <style:style style:family="table-cell" style:name="a1fa73f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1e9b59">
      <style:table-cell-properties fo:background-color="#aa0000" fo:border="0.5pt solid #444444"/>
      <style:paragraph-properties fo:text-align="end"/>
      <style:text-properties fo:color="#dddddd" fo:font-size="10.0pt" style:font-name="calibri"/>
    </style:style>
    <style:style style:family="table-cell" style:name="a86276a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73bde0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39431b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302056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df4b1b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bbf5eb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8790b2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e6bb7a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995df5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3e4ab2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b614cb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1abe9c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2abcce">
      <style:table-cell-properties fo:background-color="#ffcc33" fo:border="0.5pt solid #444444"/>
      <style:text-properties fo:color="#000000" fo:font-size="10.0pt" style:font-name="calibri"/>
    </style:style>
    <style:style style:family="table-cell" style:name="acc1bf8">
      <style:table-cell-properties fo:background-color="#ffcc33" fo:border="0.5pt solid #444444"/>
      <style:text-properties fo:color="#000000" fo:font-size="10.0pt" style:font-name="calibri"/>
    </style:style>
    <style:style style:family="table-cell" style:name="a98f9af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0ee314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0ce8f5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2cd81e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8dff21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02aa23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79e993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08f029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52fbb7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aa7722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a50366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ca52a1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d4c970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bccd8a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0540c4">
      <style:table-cell-properties fo:background-color="#ff9900" fo:border="0.5pt solid #444444"/>
      <style:text-properties fo:color="#000000" fo:font-size="10.0pt" style:font-name="calibri"/>
    </style:style>
    <style:style style:family="table-cell" style:name="aee7738">
      <style:table-cell-properties fo:background-color="#ff9900" fo:border="0.5pt solid #444444"/>
      <style:text-properties fo:color="#000000" fo:font-size="10.0pt" style:font-name="calibri"/>
    </style:style>
    <style:style style:family="table-cell" style:name="a3ab7a7">
      <style:table-cell-properties fo:background-color="#ff9900" fo:border="0.5pt solid #444444"/>
      <style:text-properties fo:color="#000000" fo:font-size="10.0pt" style:font-name="calibri"/>
    </style:style>
    <style:style style:family="table-cell" style:name="a875cc0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dd83f2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fd4548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1bdc4f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69c3ba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2b1dcf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b75f1a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5cde81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273672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8922c1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159c02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ae1461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3b6f29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63f806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62bb48">
      <style:table-cell-properties fo:border="0.5pt solid #444444" style:vertical-align="middle"/>
      <style:text-properties fo:color="#000000" fo:font-size="10.0pt" style:font-name="calibri"/>
    </style:style>
    <style:style style:family="table-cell" style:name="a030e44">
      <style:table-cell-properties fo:border="0.5pt solid #444444" style:vertical-align="middle"/>
      <style:text-properties fo:color="#000000" fo:font-size="10.0pt" style:font-name="calibri"/>
    </style:style>
    <style:style style:family="table-cell" style:name="ac29577">
      <style:table-cell-properties fo:background-color="#ffffcc" fo:border="0.5pt solid #444444"/>
      <style:text-properties fo:color="#000000" fo:font-size="10.0pt" style:font-name="calibri"/>
    </style:style>
    <style:style style:family="table-cell" style:name="a0dd346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0f99e7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a5e931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0f0533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e22674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e17511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ba02b4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bb1f1c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ab3211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c10392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1ae7f7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e08d66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ea37a6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c06ff0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859a32">
      <style:table-cell-properties fo:border="0.5pt solid #444444"/>
      <style:text-properties fo:color="#000000" fo:font-size="10.0pt" style:font-name="calibri"/>
    </style:style>
    <style:style style:family="table-cell" style:name="a21a607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7806a3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e57d6e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e3826c">
      <style:table-cell-properties fo:background-color="#aa0000" fo:border="0.5pt solid #444444"/>
      <style:paragraph-properties fo:text-align="end"/>
      <style:text-properties fo:color="#dddddd" fo:font-size="10.0pt" style:font-name="calibri"/>
    </style:style>
    <style:style style:family="table-cell" style:name="a5cd4d6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30dd80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e461d2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5fae88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353788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03d936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3f1e03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a8319f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16d568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cb6d08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2c5f70">
      <style:table-cell-properties fo:background-color="#ffcc33" fo:border="0.5pt solid #444444"/>
      <style:text-properties fo:color="#000000" fo:font-size="10.0pt" style:font-name="calibri"/>
    </style:style>
    <style:style style:family="table-cell" style:name="a5ec1b7">
      <style:table-cell-properties fo:background-color="#ffcc33" fo:border="0.5pt solid #444444"/>
      <style:text-properties fo:color="#000000" fo:font-size="10.0pt" style:font-name="calibri"/>
    </style:style>
    <style:style style:family="table-cell" style:name="a001cef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c99c94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40344b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44ecba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259124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7ff23e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101c96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217eca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77d0d1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e06be3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f341fb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b5f3dc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2f6186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81d7e3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8ee079">
      <style:table-cell-properties fo:border="0.5pt solid #444444" style:vertical-align="middle"/>
      <style:text-properties fo:color="#000000" fo:font-size="10.0pt" style:font-name="calibri"/>
    </style:style>
    <style:style style:family="table-cell" style:name="a5c0ea7">
      <style:table-cell-properties fo:background-color="#ffffcc" fo:border="0.5pt solid #444444"/>
      <style:text-properties fo:color="#000000" fo:font-size="10.0pt" style:font-name="calibri"/>
    </style:style>
    <style:style style:family="table-cell" style:name="ac4e864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975c76">
      <style:table-cell-properties fo:background-color="#aa0000" fo:border="0.5pt solid #444444"/>
      <style:paragraph-properties fo:text-align="end"/>
      <style:text-properties fo:color="#dddddd" fo:font-size="10.0pt" style:font-name="calibri"/>
    </style:style>
    <style:style style:family="table-cell" style:name="a1629dc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0ceee5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27bacd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e82351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042e08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a440dc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97f0c7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e9639f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9d9213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2b6044">
      <style:table-cell-properties fo:background-color="#aa0000" fo:border="0.5pt solid #444444"/>
      <style:paragraph-properties fo:text-align="end"/>
      <style:text-properties fo:color="#dddddd" fo:font-size="10.0pt" style:font-name="calibri"/>
    </style:style>
    <style:style style:family="table-cell" style:name="a44634b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6a4445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b72034">
      <style:table-cell-properties fo:border="0.5pt solid #444444"/>
      <style:text-properties fo:color="#000000" fo:font-size="10.0pt" style:font-name="calibri"/>
    </style:style>
    <style:style style:family="table-cell" style:name="ad9886f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b04052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f6507b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157a77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3f6bcd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ef1eb6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3078b2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397a49">
      <style:table-cell-properties fo:background-color="#aa0000" fo:border="0.5pt solid #444444"/>
      <style:paragraph-properties fo:text-align="end"/>
      <style:text-properties fo:color="#dddddd" fo:font-size="10.0pt" style:font-name="calibri"/>
    </style:style>
    <style:style style:family="table-cell" style:name="ac5ccb2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f9bbeb">
      <style:table-cell-properties fo:background-color="#aa0000" fo:border="0.5pt solid #444444"/>
      <style:paragraph-properties fo:text-align="end"/>
      <style:text-properties fo:color="#dddddd" fo:font-size="10.0pt" style:font-name="calibri"/>
    </style:style>
    <style:style style:family="table-cell" style:name="aedd9c6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9406d9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3ff181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b8cd79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c4c48e">
      <style:table-cell-properties fo:background-color="#ffcc33" fo:border="0.5pt solid #444444"/>
      <style:text-properties fo:color="#000000" fo:font-size="10.0pt" style:font-name="calibri"/>
    </style:style>
    <style:style style:family="table-cell" style:name="aeb6c3a">
      <style:table-cell-properties fo:background-color="#ffcc33" fo:border="0.5pt solid #444444"/>
      <style:text-properties fo:color="#000000" fo:font-size="10.0pt" style:font-name="calibri"/>
    </style:style>
    <style:style style:family="table-cell" style:name="ad40e0e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e69053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19bfa9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337d61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e4fc65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92fffd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717da9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390aef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f9ded6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e9df77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f40188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4878cf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d98550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d4fe03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9a6b72">
      <style:table-cell-properties fo:border="0.5pt solid #444444" style:vertical-align="middle"/>
      <style:text-properties fo:color="#000000" fo:font-size="10.0pt" style:font-name="calibri"/>
    </style:style>
    <style:style style:family="table-cell" style:name="a667c9a">
      <style:table-cell-properties fo:background-color="#ffffcc" fo:border="0.5pt solid #444444"/>
      <style:text-properties fo:color="#000000" fo:font-size="10.0pt" style:font-name="calibri"/>
    </style:style>
    <style:style style:family="table-cell" style:name="a30b017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3861bc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7627d8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c94ed7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2389b9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d141ee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dd7ad4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ffd902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1bf265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33fb54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0ea1e8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9baa6a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ff7684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006813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0805fa">
      <style:table-cell-properties fo:border="0.5pt solid #444444"/>
      <style:text-properties fo:color="#000000" fo:font-size="10.0pt" style:font-name="calibri"/>
    </style:style>
    <style:style style:family="table-cell" style:name="a41bdd7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b90aae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27458e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e937b5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bd5a09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abe6df">
      <style:table-cell-properties fo:background-color="#aa0000" fo:border="0.5pt solid #444444"/>
      <style:paragraph-properties fo:text-align="end"/>
      <style:text-properties fo:color="#dddddd" fo:font-size="10.0pt" style:font-name="calibri"/>
    </style:style>
    <style:style style:family="table-cell" style:name="a06920b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2db027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0f96ff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361b0d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360c22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778fbc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7d5214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e2b703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183e03">
      <style:table-cell-properties fo:background-color="#ffcc33" fo:border="0.5pt solid #444444"/>
      <style:text-properties fo:color="#000000" fo:font-size="10.0pt" style:font-name="calibri"/>
    </style:style>
    <style:style style:family="table-cell" style:name="a6dd582">
      <style:table-cell-properties fo:background-color="#ffcc33" fo:border="0.5pt solid #444444"/>
      <style:text-properties fo:color="#000000" fo:font-size="10.0pt" style:font-name="calibri"/>
    </style:style>
    <style:style style:family="table-cell" style:name="a4c9ae8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4c9f92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a7be84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66c8c3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39e31a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fc6b0b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83920a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348ee8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ac7ad6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bcdf16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f0d534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6f27b1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59242a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fae9c5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631b64">
      <style:table-cell-properties fo:background-color="#ff9900" fo:border="0.5pt solid #444444"/>
      <style:text-properties fo:color="#000000" fo:font-size="10.0pt" style:font-name="calibri"/>
    </style:style>
    <style:style style:family="table-cell" style:name="a0449bb">
      <style:table-cell-properties fo:background-color="#ff9900" fo:border="0.5pt solid #444444"/>
      <style:text-properties fo:color="#000000" fo:font-size="10.0pt" style:font-name="calibri"/>
    </style:style>
    <style:style style:family="table-cell" style:name="a50c736">
      <style:table-cell-properties fo:background-color="#ff9900" fo:border="0.5pt solid #444444"/>
      <style:text-properties fo:color="#000000" fo:font-size="10.0pt" style:font-name="calibri"/>
    </style:style>
    <style:style style:family="table-cell" style:name="ac7300e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202b0c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aad957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709122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f88b80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bf01d5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14f3b1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c807eb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c01158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954a91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60c846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d0dcff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b87cdb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a1aef9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55baa8">
      <style:table-cell-properties fo:border="0.5pt solid #444444" style:vertical-align="middle"/>
      <style:text-properties fo:color="#000000" fo:font-size="10.0pt" style:font-name="calibri"/>
    </style:style>
    <style:style style:family="table-cell" style:name="a4388a2">
      <style:table-cell-properties fo:border="0.5pt solid #444444" style:vertical-align="middle"/>
      <style:text-properties fo:color="#000000" fo:font-size="10.0pt" style:font-name="calibri"/>
    </style:style>
    <style:style style:family="table-cell" style:name="a1c1709">
      <style:table-cell-properties fo:background-color="#ffffcc" fo:border="0.5pt solid #444444"/>
      <style:text-properties fo:color="#000000" fo:font-size="10.0pt" style:font-name="calibri"/>
    </style:style>
    <style:style style:family="table-cell" style:name="a24af46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70869a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eaf82c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557596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e4e98c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9e6070">
      <style:table-cell-properties fo:background-color="#aa0000" fo:border="0.5pt solid #444444"/>
      <style:paragraph-properties fo:text-align="end"/>
      <style:text-properties fo:color="#dddddd" fo:font-size="10.0pt" style:font-name="calibri"/>
    </style:style>
    <style:style style:family="table-cell" style:name="a18d91a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90ab3f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0efaf5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cc4bcd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434ad8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4bc364">
      <style:table-cell-properties fo:background-color="#aa0000" fo:border="0.5pt solid #444444"/>
      <style:paragraph-properties fo:text-align="end"/>
      <style:text-properties fo:color="#dddddd" fo:font-size="10.0pt" style:font-name="calibri"/>
    </style:style>
    <style:style style:family="table-cell" style:name="abc64bc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1d22a3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e4017c">
      <style:table-cell-properties fo:border="0.5pt solid #444444"/>
      <style:text-properties fo:color="#000000" fo:font-size="10.0pt" style:font-name="calibri"/>
    </style:style>
    <style:style style:family="table-cell" style:name="a26a2f6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701f07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ae0689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e82339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5ba8b9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42c37f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4e3669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df6aaa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5ba6ce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0b79ce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748271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a057ed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010f98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8e0fd9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09d857">
      <style:table-cell-properties fo:background-color="#ffffcc" fo:border="0.5pt solid #444444"/>
      <style:text-properties fo:color="#000000" fo:font-size="10.0pt" style:font-name="calibri"/>
    </style:style>
    <style:style style:family="table-cell" style:name="a467a8d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af6fe2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99e7d8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55a1f6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471e3d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7d9067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10a635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75f031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d7e461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39d898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fec93f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52ac2a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0a146f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b1ccbe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4b94b0">
      <style:table-cell-properties fo:background-color="#ffcc33" fo:border="0.5pt solid #444444"/>
      <style:text-properties fo:color="#000000" fo:font-size="10.0pt" style:font-name="calibri"/>
    </style:style>
    <style:style style:family="table-cell" style:name="ae848c5">
      <style:table-cell-properties fo:background-color="#ffcc33" fo:border="0.5pt solid #444444"/>
      <style:text-properties fo:color="#000000" fo:font-size="10.0pt" style:font-name="calibri"/>
    </style:style>
    <style:style style:family="table-cell" style:name="accad0e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26c16d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08faf8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1bae87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7e801d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431e36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176e69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065bb4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d8e371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34c9c6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a4c421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cef2c7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c2c07d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ca9937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0892d4">
      <style:table-cell-properties fo:border="0.5pt solid #444444" style:vertical-align="middle"/>
      <style:text-properties fo:color="#000000" fo:font-size="10.0pt" style:font-name="calibri"/>
    </style:style>
    <style:style style:family="table-cell" style:name="aafb142">
      <style:table-cell-properties fo:background-color="#ffffcc" fo:border="0.5pt solid #444444"/>
      <style:text-properties fo:color="#000000" fo:font-size="10.0pt" style:font-name="calibri"/>
    </style:style>
    <style:style style:family="table-cell" style:name="a0b0cb0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93dcc6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a3b756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c188b4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20f4b7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0a63ce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b3e907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7fd42d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9f4484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c09216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7f87fd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bde3ef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e7d62d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666074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d90f0c">
      <style:table-cell-properties fo:border="0.5pt solid #444444"/>
      <style:text-properties fo:color="#000000" fo:font-size="10.0pt" style:font-name="calibri"/>
    </style:style>
    <style:style style:family="table-cell" style:name="af4d975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1b1193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3962b8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bcd398">
      <style:table-cell-properties fo:background-color="#aa0000" fo:border="0.5pt solid #444444"/>
      <style:paragraph-properties fo:text-align="end"/>
      <style:text-properties fo:color="#dddddd" fo:font-size="10.0pt" style:font-name="calibri"/>
    </style:style>
    <style:style style:family="table-cell" style:name="a658dcb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6ec6d9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1d2cea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b6fd33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877c32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46edb6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2ab1d9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d2df14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a2eb17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7a138b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fe74fb">
      <style:table-cell-properties fo:background-color="#ffffcc" fo:border="0.5pt solid #444444"/>
      <style:text-properties fo:color="#000000" fo:font-size="10.0pt" style:font-name="calibri"/>
    </style:style>
    <style:style style:family="table-cell" style:name="a101d59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41cd5d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da824e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6ea99c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bd4818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5815ef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746a47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9b9959">
      <style:table-cell-properties fo:background-color="#aa0000" fo:border="0.5pt solid #444444"/>
      <style:paragraph-properties fo:text-align="end"/>
      <style:text-properties fo:color="#dddddd" fo:font-size="10.0pt" style:font-name="calibri"/>
    </style:style>
    <style:style style:family="table-cell" style:name="aa2d642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a177a7">
      <style:table-cell-properties fo:background-color="#aa0000" fo:border="0.5pt solid #444444"/>
      <style:paragraph-properties fo:text-align="end"/>
      <style:text-properties fo:color="#dddddd" fo:font-size="10.0pt" style:font-name="calibri"/>
    </style:style>
    <style:style style:family="table-cell" style:name="af09896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7debf2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9caa58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b7cb8a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328491">
      <style:table-cell-properties fo:background-color="#ffcc33" fo:border="0.5pt solid #444444"/>
      <style:text-properties fo:color="#000000" fo:font-size="10.0pt" style:font-name="calibri"/>
    </style:style>
    <style:style style:family="table-cell" style:name="a2faa65">
      <style:table-cell-properties fo:background-color="#ffcc33" fo:border="0.5pt solid #444444"/>
      <style:text-properties fo:color="#000000" fo:font-size="10.0pt" style:font-name="calibri"/>
    </style:style>
    <style:style style:family="table-cell" style:name="a1b8ae7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d29747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97bded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2e1762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0b38e2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f56e12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3605ba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bbb701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c50dc0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9025c9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149c2c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5b1fdb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0a4b70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391a6a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a48d33">
      <style:table-cell-properties fo:border="0.5pt solid #444444" style:vertical-align="middle"/>
      <style:text-properties fo:color="#000000" fo:font-size="10.0pt" style:font-name="calibri"/>
    </style:style>
    <style:style style:family="table-cell" style:name="a146f61">
      <style:table-cell-properties fo:background-color="#ffffcc" fo:border="0.5pt solid #444444"/>
      <style:text-properties fo:color="#000000" fo:font-size="10.0pt" style:font-name="calibri"/>
    </style:style>
    <style:style style:family="table-cell" style:name="a7c881b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36f9db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ab05ee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d87b8a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addfb7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04d201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67fcdd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de1bd8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add569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d85b23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02b6ed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4723a2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eb0eb7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77b8a7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2cf357">
      <style:table-cell-properties fo:border="0.5pt solid #444444"/>
      <style:text-properties fo:color="#000000" fo:font-size="10.0pt" style:font-name="calibri"/>
    </style:style>
    <style:style style:family="table-cell" style:name="ab3e7b0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5d528e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592a0e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7cc844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ad692f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2e760d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1c6657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347a4f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f77fec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842130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ea9b9a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0ed8c9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ed9de6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9f953e">
      <style:table-cell-properties fo:border="0.5pt solid #444444"/>
      <style:paragraph-properties fo:text-align="end"/>
      <style:text-properties fo:color="#000000" fo:font-size="10.0pt" style:font-name="calibri"/>
    </style:style>
    <style:style style:family="table-cell" style:name="a2f4d0a">
      <style:table-cell-properties fo:background-color="#ffffcc" fo:border="0.5pt solid #444444"/>
      <style:text-properties fo:color="#000000" fo:font-size="10.0pt" style:font-name="calibri"/>
    </style:style>
    <style:style style:family="table-cell" style:name="a2de8d5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060629">
      <style:table-cell-properties fo:background-color="#aa0000" fo:border="0.5pt solid #444444"/>
      <style:paragraph-properties fo:text-align="end"/>
      <style:text-properties fo:color="#dddddd" fo:font-size="10.0pt" style:font-name="calibri"/>
    </style:style>
    <style:style style:family="table-cell" style:name="a43df0c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69892f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78e955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7890f9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361f0d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8a3286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8df9a4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cf575c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b6d13c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715465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eaed1e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d8dfde">
      <style:table-cell-properties fo:background-color="#ffffcc" fo:border="0.5pt solid #444444"/>
      <style:paragraph-properties fo:text-align="end"/>
      <style:text-properties fo:color="#000000" fo:font-size="10.0pt" style:font-name="calibri"/>
    </style:style>
    <style:style style:family="table-cell" style:name="a063ec7">
      <style:table-cell-properties fo:background-color="#ffcc33" fo:border="0.5pt solid #444444"/>
      <style:text-properties fo:color="#000000" fo:font-size="10.0pt" style:font-name="calibri"/>
    </style:style>
    <style:style style:family="table-cell" style:name="aa1be2e">
      <style:table-cell-properties fo:background-color="#ffcc33" fo:border="0.5pt solid #444444"/>
      <style:text-properties fo:color="#000000" fo:font-size="10.0pt" style:font-name="calibri"/>
    </style:style>
    <style:style style:family="table-cell" style:name="a18157b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0ca6b4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618394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2f5edd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6f0dfc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f41b28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68d194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421ad4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8ed164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936c5b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8adbe6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44160c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ada4c2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1ebf52">
      <style:table-cell-properties fo:background-color="#ffcc33" fo:border="0.5pt solid #444444"/>
      <style:paragraph-properties fo:text-align="end"/>
      <style:text-properties fo:color="#000000" fo:font-size="10.0pt" style:font-name="calibri"/>
    </style:style>
    <style:style style:family="table-cell" style:name="ae493c8">
      <style:table-cell-properties fo:background-color="#ff9900" fo:border="0.5pt solid #444444"/>
      <style:text-properties fo:color="#000000" fo:font-size="10.0pt" style:font-name="calibri"/>
    </style:style>
    <style:style style:family="table-cell" style:name="af7ac84">
      <style:table-cell-properties fo:background-color="#ff9900" fo:border="0.5pt solid #444444"/>
      <style:text-properties fo:color="#000000" fo:font-size="10.0pt" style:font-name="calibri"/>
    </style:style>
    <style:style style:family="table-cell" style:name="ac0a10b">
      <style:table-cell-properties fo:background-color="#ff9900" fo:border="0.5pt solid #444444"/>
      <style:text-properties fo:color="#000000" fo:font-size="10.0pt" style:font-name="calibri"/>
    </style:style>
    <style:style style:family="table-cell" style:name="a81a850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ffa15a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3e930d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dfe588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60018f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fd4232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50da5a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65bd0b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407932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0677bd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7fce6e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063ffe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82709d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4daf6e">
      <style:table-cell-properties fo:background-color="#ff9900" fo:border="0.5pt solid #444444"/>
      <style:paragraph-properties fo:text-align="end"/>
      <style:text-properties fo:color="#000000" fo:font-size="10.0pt" style:font-name="calibri"/>
    </style:style>
    <style:style style:family="table-cell" style:name="a65ec4e">
      <style:table-cell-properties fo:background-color="#336699" fo:border="0.5pt solid #444444"/>
      <style:text-properties fo:color="#eeeeee" fo:font-size="10.0pt" style:font-name="calibri"/>
    </style:style>
    <style:style style:family="table-cell" style:name="a843d3c">
      <style:table-cell-properties fo:background-color="#336699" fo:border="0.5pt solid #444444"/>
      <style:text-properties fo:color="#eeeeee" fo:font-size="10.0pt" style:font-name="calibri"/>
    </style:style>
    <style:style style:family="table-cell" style:name="a9a0710">
      <style:table-cell-properties fo:background-color="#336699" fo:border="0.5pt solid #444444"/>
      <style:text-properties fo:color="#eeeeee" fo:font-size="10.0pt" style:font-name="calibri"/>
    </style:style>
    <style:style style:family="table-cell" style:name="a894ec9">
      <style:table-cell-properties fo:background-color="#336699" fo:border="0.5pt solid #444444"/>
      <style:paragraph-properties fo:text-align="end"/>
      <style:text-properties fo:color="#eeeeee" fo:font-size="10.0pt" style:font-name="calibri"/>
    </style:style>
    <style:style style:family="table-cell" style:name="a926806">
      <style:table-cell-properties fo:background-color="#336699" fo:border="0.5pt solid #444444"/>
      <style:paragraph-properties fo:text-align="end"/>
      <style:text-properties fo:color="#eeeeee" fo:font-size="10.0pt" style:font-name="calibri"/>
    </style:style>
    <style:style style:family="table-cell" style:name="ab773bb">
      <style:table-cell-properties fo:background-color="#336699" fo:border="0.5pt solid #444444"/>
      <style:paragraph-properties fo:text-align="end"/>
      <style:text-properties fo:color="#eeeeee" fo:font-size="10.0pt" style:font-name="calibri"/>
    </style:style>
    <style:style style:family="table-cell" style:name="ace6994">
      <style:table-cell-properties fo:background-color="#336699" fo:border="0.5pt solid #444444"/>
      <style:paragraph-properties fo:text-align="end"/>
      <style:text-properties fo:color="#eeeeee" fo:font-size="10.0pt" style:font-name="calibri"/>
    </style:style>
    <style:style style:family="table-cell" style:name="a91cd2f">
      <style:table-cell-properties fo:background-color="#336699" fo:border="0.5pt solid #444444"/>
      <style:paragraph-properties fo:text-align="end"/>
      <style:text-properties fo:color="#eeeeee" fo:font-size="10.0pt" style:font-name="calibri"/>
    </style:style>
    <style:style style:family="table-cell" style:name="a53fd06">
      <style:table-cell-properties fo:background-color="#336699" fo:border="0.5pt solid #444444"/>
      <style:paragraph-properties fo:text-align="end"/>
      <style:text-properties fo:color="#eeeeee" fo:font-size="10.0pt" style:font-name="calibri"/>
    </style:style>
    <style:style style:family="table-cell" style:name="a4f6708">
      <style:table-cell-properties fo:background-color="#336699" fo:border="0.5pt solid #444444"/>
      <style:paragraph-properties fo:text-align="end"/>
      <style:text-properties fo:color="#eeeeee" fo:font-size="10.0pt" style:font-name="calibri"/>
    </style:style>
    <style:style style:family="table-cell" style:name="a5fc23c">
      <style:table-cell-properties fo:background-color="#336699" fo:border="0.5pt solid #444444"/>
      <style:paragraph-properties fo:text-align="end"/>
      <style:text-properties fo:color="#eeeeee" fo:font-size="10.0pt" style:font-name="calibri"/>
    </style:style>
    <style:style style:family="table-cell" style:name="ab94582">
      <style:table-cell-properties fo:background-color="#336699" fo:border="0.5pt solid #444444"/>
      <style:paragraph-properties fo:text-align="end"/>
      <style:text-properties fo:color="#eeeeee" fo:font-size="10.0pt" style:font-name="calibri"/>
    </style:style>
    <style:style style:family="table-cell" style:name="a4402bf">
      <style:table-cell-properties fo:background-color="#336699" fo:border="0.5pt solid #444444"/>
      <style:paragraph-properties fo:text-align="end"/>
      <style:text-properties fo:color="#eeeeee" fo:font-size="10.0pt" style:font-name="calibri"/>
    </style:style>
    <style:style style:family="table-cell" style:name="a1d588e">
      <style:table-cell-properties fo:background-color="#336699" fo:border="0.5pt solid #444444"/>
      <style:paragraph-properties fo:text-align="end"/>
      <style:text-properties fo:color="#eeeeee" fo:font-size="10.0pt" style:font-name="calibri"/>
    </style:style>
    <style:style style:family="table-cell" style:name="a8b60b3">
      <style:table-cell-properties fo:background-color="#336699" fo:border="0.5pt solid #444444"/>
      <style:paragraph-properties fo:text-align="end"/>
      <style:text-properties fo:color="#eeeeee" fo:font-size="10.0pt" style:font-name="calibri"/>
    </style:style>
    <style:style style:family="table-cell" style:name="a85a997">
      <style:table-cell-properties fo:background-color="#336699" fo:border="0.5pt solid #444444"/>
      <style:paragraph-properties fo:text-align="end"/>
      <style:text-properties fo:color="#eeeeee" fo:font-size="10.0pt" style:font-name="calibri"/>
    </style:style>
    <style:style style:family="table-cell" style:name="a97ffa3">
      <style:table-cell-properties fo:background-color="#336699" fo:border="0.5pt solid #444444"/>
      <style:paragraph-properties fo:text-align="end"/>
      <style:text-properties fo:color="#eeeeee" fo:font-size="10.0pt" style:font-name="calibri"/>
    </style:style>
    <style:style style:family="table-column" style:name="ab72fb5">
      <style:table-column-properties style:column-width="2.9922in" style:rel-column-width="12934*"/>
    </style:style>
    <style:style style:family="table-column" style:name="a5df619">
      <style:table-column-properties style:column-width="2.9922in" style:rel-column-width="13107*"/>
    </style:style>
    <style:style style:family="table-column" style:name="ab2017b">
      <style:table-column-properties style:column-width="2.9922in" style:rel-column-width="13107*"/>
    </style:style>
    <style:style style:family="table-column" style:name="a0d3467">
      <style:table-column-properties style:column-width="2.9922in" style:rel-column-width="13107*"/>
    </style:style>
    <style:style style:family="table-column" style:name="af45acc">
      <style:table-column-properties style:column-width="2.9922in" style:rel-column-width="13107*"/>
    </style:style>
    <style:style style:family="table" style:name="aa4fe33">
      <style:table-properties style:width="14.961in" table:align="margins"/>
    </style:style>
    <style:style style:family="table-column" style:name="abe6082">
      <style:table-column-properties style:column-width="2.9922in" style:rel-column-width="13107*"/>
    </style:style>
    <style:style style:family="table-cell" style:name="a76d997">
      <style:table-cell-properties fo:border-bottom="0.0007in solid #000000" fo:border-left="0.0007in solid #000000" fo:border-right="none" fo:border-top="0.0007in solid #000000" fo:padding="0.0382in"/>
    </style:style>
    <style:style style:family="table-cell" style:name="a1cf2be">
      <style:table-cell-properties fo:border-bottom="0.0007in solid #000000" fo:border-left="0.0007in solid #000000" fo:border-right="none" fo:border-top="none" fo:padding="0.0382in"/>
    </style:style>
    <style:style style:family="table-cell" style:name="a99afea">
      <style:table-cell-properties fo:border="0.0007in solid #000000" fo:padding="0.0382in"/>
    </style:style>
    <style:style style:family="table-cell" style:name="ae17a2c">
      <style:table-cell-properties fo:border="0.0007in solid #000000" fo:border-bottom="0.0007in solid #000000" fo:border-top="none" fo:padding="0.0382in"/>
    </style:style>
    <style:style style:family="table-cell" style:name="a950983">
      <style:table-cell-properties fo:background-color="#aa0000" fo:border="0.5pt solid #444444" fo:border-bottom="0.0007in solid #000000" fo:border-left="0.0007in solid #000000" fo:border-right="none" fo:border-top="0.0007in solid #000000" fo:padding="0.0382in"/>
      <style:text-properties fo:color="#dddddd" fo:font-size="10.0pt" style:font-name="calibri"/>
    </style:style>
    <style:style style:family="table-cell" style:name="aa2aba3">
      <style:table-cell-properties fo:border="0.5pt solid #444444" fo:border-bottom="0.0007in solid #000000" fo:border-left="0.0007in solid #000000" fo:border-right="none" fo:border-top="0.0007in solid #000000" fo:padding="0.0382in"/>
      <style:text-properties fo:color="#000000" fo:font-size="10.0pt" style:font-name="calibri"/>
    </style:style>
    <style:style style:family="table-cell" style:name="a110f17">
      <style:table-cell-properties fo:border="0.0007in solid #000000" fo:border-bottom="0.0007in solid #000000" fo:border-left="0.0007in solid #000000" fo:border-right="none" fo:border-top="0.0007in solid #000000" fo:padding="0.0382in"/>
    </style:style>
    <style:style style:family="table-cell" style:name="ae200d6">
      <style:table-cell-properties fo:border="0.0007in solid #000000" fo:border-bottom="0.0007in solid #000000" fo:border-left="0.0007in solid #000000" fo:border-right="none" fo:border-top="none" fo:padding="0.0382in"/>
    </style:style>
    <style:style style:family="table-column" style:name="adf906f">
      <style:table-column-properties style:column-width="2.9922in" style:rel-column-width="12934*"/>
    </style:style>
    <style:style style:family="table-column" style:name="ae25c16">
      <style:table-column-properties style:column-width="2.9922in" style:rel-column-width="13107*"/>
    </style:style>
    <style:style style:family="table-column" style:name="a15f9a5">
      <style:table-column-properties style:column-width="2.9922in" style:rel-column-width="13107*"/>
    </style:style>
    <style:style style:family="table-column" style:name="a393840">
      <style:table-column-properties style:column-width="2.9922in" style:rel-column-width="13107*"/>
    </style:style>
    <style:style style:family="table-column" style:name="a5d1d1e">
      <style:table-column-properties style:column-width="2.9922in" style:rel-column-width="13107*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a203ad2">
        <table:table-column table:style-name="a58315b"/>
        <table:table-column table:style-name="a142879"/>
        <table:table-column table:style-name="aa1c3cd"/>
        <table:table-column table:style-name="a4651c7"/>
        <table:table-column table:style-name="aa9eec4"/>
        <table:table-column table:number-columns-repeated="11" table:style-name="ac98c0e"/>
        <table:table-column table:style-name="ac98c0e"/>
        <table:table-row>
          <table:table-cell office:string-value="Daily Sales Report: 21-Jun-2012" office:value-type="string" table:number-columns-spanned="17" table:number-rows-spanned="1" table:style-name="a815494">
            <text:p>Daily Sales Report: 21-Jun-20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ad5c11d"/>
          <table:table-cell table:style-name="ad5c11d"/>
          <table:table-cell table:style-name="ad5c11d"/>
          <table:table-cell table:style-name="ad5c11d"/>
          <table:table-cell table:style-name="a2cfea7"/>
          <table:table-cell table:number-columns-repeated="11"/>
          <table:table-cell/>
        </table:table-row>
      </table:table>
      <text:p/>
      <table:table table:name="Table2" table:style-name="abbd5db">
        <table:table-column table:style-name="af45acc"/>
        <table:table-column table:style-name="a0d3467"/>
        <table:table-column table:style-name="ab2017b"/>
        <table:table-column table:style-name="a5df619"/>
        <table:table-column table:style-name="ab72fb5"/>
        <table:table-column table:style-name="a29eadc"/>
        <table:table-column table:style-name="a29eadc"/>
        <table:table-column table:style-name="a29eadc"/>
        <table:table-column table:style-name="a29eadc"/>
        <table:table-column table:style-name="a29eadc"/>
        <table:table-column table:style-name="a29eadc"/>
        <table:table-column table:style-name="a29eadc"/>
        <table:table-column table:style-name="a29eadc"/>
        <table:table-column table:style-name="a29eadc"/>
        <table:table-column table:style-name="a29eadc"/>
        <table:table-column table:style-name="a29eadc"/>
        <table:table-column table:style-name="a29eadc"/>
        <table:table-row>
          <table:table-cell office:string-value="Area" office:value-type="string" table:style-name="a1bf22f">
            <text:p>Area</text:p>
          </table:table-cell>
          <table:table-cell office:string-value="Region" office:value-type="string" table:style-name="af37ee4">
            <text:p>Region</text:p>
          </table:table-cell>
          <table:table-cell office:string-value="Store" office:value-type="string" table:style-name="a4865b7">
            <text:p>Store</text:p>
          </table:table-cell>
          <table:table-cell office:string-value="Electrical" office:value-type="string" table:number-columns-spanned="2" table:number-rows-spanned="1" table:style-name="aa56930">
            <text:p>Electrical</text:p>
          </table:table-cell>
          <table:covered-table-cell/>
          <table:table-cell office:string-value="Sports" office:value-type="string" table:number-columns-spanned="2" table:number-rows-spanned="1" table:style-name="a48669c">
            <text:p>Sports</text:p>
          </table:table-cell>
          <table:covered-table-cell/>
          <table:table-cell office:string-value="Home" office:value-type="string" table:number-columns-spanned="2" table:number-rows-spanned="1" table:style-name="a8a4c14">
            <text:p>Home</text:p>
          </table:table-cell>
          <table:covered-table-cell/>
          <table:table-cell office:string-value="Garden" office:value-type="string" table:number-columns-spanned="2" table:number-rows-spanned="1" table:style-name="a946828">
            <text:p>Garden</text:p>
          </table:table-cell>
          <table:covered-table-cell/>
          <table:table-cell office:string-value="Travel" office:value-type="string" table:number-columns-spanned="2" table:number-rows-spanned="1" table:style-name="ae23c5c">
            <text:p>Travel</text:p>
          </table:table-cell>
          <table:covered-table-cell/>
          <table:table-cell office:string-value="Toys" office:value-type="string" table:number-columns-spanned="2" table:number-rows-spanned="1" table:style-name="aa7bce7">
            <text:p>Toys</text:p>
          </table:table-cell>
          <table:covered-table-cell/>
          <table:table-cell office:string-value="Total Sales" office:value-type="string" table:number-columns-spanned="2" table:number-rows-spanned="1" table:style-name="ad454cc">
            <text:p>Total Sales</text:p>
          </table:table-cell>
          <table:covered-table-cell/>
        </table:table-row>
        <table:table-row>
          <table:table-cell table:style-name="a9771a8"/>
          <table:table-cell table:style-name="a9378ec"/>
          <table:table-cell table:style-name="a9fae1f"/>
          <table:table-cell office:string-value="count" office:value-type="string" table:style-name="a828731">
            <text:p>count</text:p>
          </table:table-cell>
          <table:table-cell office:string-value="value" office:value-type="string" table:style-name="a9ec1bf">
            <text:p>value</text:p>
          </table:table-cell>
          <table:table-cell office:string-value="count" office:value-type="string" table:style-name="acacc8f">
            <text:p>count</text:p>
          </table:table-cell>
          <table:table-cell office:string-value="value" office:value-type="string" table:style-name="a1d6de6">
            <text:p>value</text:p>
          </table:table-cell>
          <table:table-cell office:string-value="count" office:value-type="string" table:style-name="ad7b95f">
            <text:p>count</text:p>
          </table:table-cell>
          <table:table-cell office:string-value="value" office:value-type="string" table:style-name="aa9a199">
            <text:p>value</text:p>
          </table:table-cell>
          <table:table-cell office:string-value="count" office:value-type="string" table:style-name="a45f6b9">
            <text:p>count</text:p>
          </table:table-cell>
          <table:table-cell office:string-value="value" office:value-type="string" table:style-name="a456a57">
            <text:p>value</text:p>
          </table:table-cell>
          <table:table-cell office:string-value="count" office:value-type="string" table:style-name="a87e2f3">
            <text:p>count</text:p>
          </table:table-cell>
          <table:table-cell office:string-value="value" office:value-type="string" table:style-name="ad8b688">
            <text:p>value</text:p>
          </table:table-cell>
          <table:table-cell office:string-value="count" office:value-type="string" table:style-name="acbd995">
            <text:p>count</text:p>
          </table:table-cell>
          <table:table-cell office:string-value="value" office:value-type="string" table:style-name="ac228ad">
            <text:p>value</text:p>
          </table:table-cell>
          <table:table-cell office:string-value="count" office:value-type="string" table:style-name="afdc1de">
            <text:p>count</text:p>
          </table:table-cell>
          <table:table-cell office:string-value="value" office:value-type="string" table:style-name="a084e9c">
            <text:p>value</text:p>
          </table:table-cell>
        </table:table-row>
        <table:table-row>
          <table:table-cell office:string-value="North" office:value-type="string" table:number-columns-spanned="1" table:number-rows-spanned="8" table:style-name="a64ebb0">
            <text:p>North</text:p>
          </table:table-cell>
          <table:table-cell office:string-value="Grampian" office:value-type="string" table:number-columns-spanned="1" table:number-rows-spanned="3" table:style-name="a72b413">
            <text:p>Grampian</text:p>
          </table:table-cell>
          <table:table-cell office:string-value="Grampian Store 1" office:value-type="string" table:style-name="a80f42d">
            <text:p>Grampian Store 1</text:p>
          </table:table-cell>
          <table:table-cell office:value="23.0" office:value-type="float" table:style-name="a003b94">
            <text:p>23.0</text:p>
          </table:table-cell>
          <table:table-cell office:value="1345.0" office:value-type="float" table:style-name="ae3b066">
            <text:p>1345.0</text:p>
          </table:table-cell>
          <table:table-cell office:value="26.0" office:value-type="float" table:style-name="a867332">
            <text:p>26.0</text:p>
          </table:table-cell>
          <table:table-cell office:value="1626.0" office:value-type="float" table:style-name="a377c3e">
            <text:p>1626.0</text:p>
          </table:table-cell>
          <table:table-cell office:value="30.0" office:value-type="float" table:style-name="aad841a">
            <text:p>30.0</text:p>
          </table:table-cell>
          <table:table-cell office:value="1562.0" office:value-type="float" table:style-name="a7cc6ce">
            <text:p>1562.0</text:p>
          </table:table-cell>
          <table:table-cell office:value="6.0" office:value-type="float" table:style-name="af9c641">
            <text:p>6.0</text:p>
          </table:table-cell>
          <table:table-cell office:value="395.0" office:value-type="float" table:style-name="a9be48e">
            <text:p>395.0</text:p>
          </table:table-cell>
          <table:table-cell office:value="28.0" office:value-type="float" table:style-name="a7c2187">
            <text:p>28.0</text:p>
          </table:table-cell>
          <table:table-cell office:value="1518.0" office:value-type="float" table:style-name="adfe4bd">
            <text:p>1518.0</text:p>
          </table:table-cell>
          <table:table-cell office:value="46.0" office:value-type="float" table:style-name="a6d12a9">
            <text:p>46.0</text:p>
          </table:table-cell>
          <table:table-cell office:value="2630.0" office:value-type="float" table:style-name="a0c9a78">
            <text:p>2630.0</text:p>
          </table:table-cell>
          <table:table-cell office:value="159.0" office:value-type="float" table:style-name="a2cbb9d">
            <text:p>159.0</text:p>
          </table:table-cell>
          <table:table-cell office:value="9076.0" office:value-type="float" table:style-name="ad01d2c">
            <text:p>9076.0</text:p>
          </table:table-cell>
        </table:table-row>
        <table:table-row>
          <table:covered-table-cell/>
          <table:covered-table-cell/>
          <table:table-cell office:string-value="Grampian Store 2" office:value-type="string" table:style-name="aa8cc11">
            <text:p>Grampian Store 2</text:p>
          </table:table-cell>
          <table:table-cell office:value="14.0" office:value-type="float" table:style-name="a640b71">
            <text:p>14.0</text:p>
          </table:table-cell>
          <table:table-cell office:value="824.0" office:value-type="float" table:style-name="aa8884b">
            <text:p>824.0</text:p>
          </table:table-cell>
          <table:table-cell office:value="45.0" office:value-type="float" table:style-name="a381659">
            <text:p>45.0</text:p>
          </table:table-cell>
          <table:table-cell office:value="2762.0" office:value-type="float" table:style-name="af5018e">
            <text:p>2762.0</text:p>
          </table:table-cell>
          <table:table-cell office:value="41.0" office:value-type="float" table:style-name="ad50ad2">
            <text:p>41.0</text:p>
          </table:table-cell>
          <table:table-cell office:value="2210.0" office:value-type="float" table:style-name="a50f4c1">
            <text:p>2210.0</text:p>
          </table:table-cell>
          <table:table-cell office:value="32.0" office:value-type="float" table:style-name="ae0f1b5">
            <text:p>32.0</text:p>
          </table:table-cell>
          <table:table-cell office:value="1662.0" office:value-type="float" table:style-name="a1df915">
            <text:p>1662.0</text:p>
          </table:table-cell>
          <table:table-cell office:value="5.0" office:value-type="float" table:style-name="a513676">
            <text:p>5.0</text:p>
          </table:table-cell>
          <table:table-cell office:value="283.0" office:value-type="float" table:style-name="adcf1c4">
            <text:p>283.0</text:p>
          </table:table-cell>
          <table:table-cell office:value="48.0" office:value-type="float" table:style-name="aa24fb4">
            <text:p>48.0</text:p>
          </table:table-cell>
          <table:table-cell office:value="2770.0" office:value-type="float" table:style-name="a3b5341">
            <text:p>2770.0</text:p>
          </table:table-cell>
          <table:table-cell office:value="185.0" office:value-type="float" table:style-name="a0c641e">
            <text:p>185.0</text:p>
          </table:table-cell>
          <table:table-cell office:value="10511.0" office:value-type="float" table:style-name="a76fd64">
            <text:p>10511.0</text:p>
          </table:table-cell>
          <table:table-cell/>
        </table:table-row>
        <table:table-row>
          <table:covered-table-cell/>
          <table:covered-table-cell/>
          <table:table-cell office:string-value="Grampian Store 3" office:value-type="string" table:style-name="a85194f">
            <text:p>Grampian Store 3</text:p>
          </table:table-cell>
          <table:table-cell office:value="28.0" office:value-type="float" table:style-name="ac4716d">
            <text:p>28.0</text:p>
          </table:table-cell>
          <table:table-cell office:value="1599.0" office:value-type="float" table:style-name="a4761af">
            <text:p>1599.0</text:p>
          </table:table-cell>
          <table:table-cell office:value="49.0" office:value-type="float" table:style-name="a5843f6">
            <text:p>49.0</text:p>
          </table:table-cell>
          <table:table-cell office:value="3165.0" office:value-type="float" table:style-name="a1df972">
            <text:p>3165.0</text:p>
          </table:table-cell>
          <table:table-cell office:value="18.0" office:value-type="float" table:style-name="a5a1818">
            <text:p>18.0</text:p>
          </table:table-cell>
          <table:table-cell office:value="985.0" office:value-type="float" table:style-name="acb923e">
            <text:p>985.0</text:p>
          </table:table-cell>
          <table:table-cell office:value="18.0" office:value-type="float" table:style-name="a8e7267">
            <text:p>18.0</text:p>
          </table:table-cell>
          <table:table-cell office:value="1112.0" office:value-type="float" table:style-name="a57b028">
            <text:p>1112.0</text:p>
          </table:table-cell>
          <table:table-cell office:value="8.0" office:value-type="float" table:style-name="af28799">
            <text:p>8.0</text:p>
          </table:table-cell>
          <table:table-cell office:value="399.0" office:value-type="float" table:style-name="a6831ea">
            <text:p>399.0</text:p>
          </table:table-cell>
          <table:table-cell office:value="3.0" office:value-type="float" table:style-name="af313d7">
            <text:p>3.0</text:p>
          </table:table-cell>
          <table:table-cell office:value="148.0" office:value-type="float" table:style-name="a00a9a5">
            <text:p>148.0</text:p>
          </table:table-cell>
          <table:table-cell office:value="124.0" office:value-type="float" table:style-name="ac2852c">
            <text:p>124.0</text:p>
          </table:table-cell>
          <table:table-cell office:value="7408.0" office:value-type="float" table:style-name="a514a83">
            <text:p>7408.0</text:p>
          </table:table-cell>
          <table:table-cell/>
        </table:table-row>
        <table:table-row>
          <table:covered-table-cell/>
          <table:table-cell office:string-value="Grampian Sub-total" office:value-type="string" table:style-name="a9c9489">
            <text:p>Grampian Sub-total</text:p>
          </table:table-cell>
          <table:table-cell table:style-name="ab2830d"/>
          <table:table-cell office:value="65.0" office:value-type="float" table:style-name="a530e44">
            <text:p>65.0</text:p>
          </table:table-cell>
          <table:table-cell office:value="3768.0" office:value-type="float" table:style-name="a77a308">
            <text:p>3768.0</text:p>
          </table:table-cell>
          <table:table-cell office:value="120.0" office:value-type="float" table:style-name="a3a4420">
            <text:p>120.0</text:p>
          </table:table-cell>
          <table:table-cell office:value="7553.0" office:value-type="float" table:style-name="a156724">
            <text:p>7553.0</text:p>
          </table:table-cell>
          <table:table-cell office:value="89.0" office:value-type="float" table:style-name="ab0b030">
            <text:p>89.0</text:p>
          </table:table-cell>
          <table:table-cell office:value="4757.0" office:value-type="float" table:style-name="ad033ef">
            <text:p>4757.0</text:p>
          </table:table-cell>
          <table:table-cell office:value="56.0" office:value-type="float" table:style-name="addf12f">
            <text:p>56.0</text:p>
          </table:table-cell>
          <table:table-cell office:value="3169.0" office:value-type="float" table:style-name="a146cb5">
            <text:p>3169.0</text:p>
          </table:table-cell>
          <table:table-cell office:value="41.0" office:value-type="float" table:style-name="a86be17">
            <text:p>41.0</text:p>
          </table:table-cell>
          <table:table-cell office:value="2200.0" office:value-type="float" table:style-name="a08ea45">
            <text:p>2200.0</text:p>
          </table:table-cell>
          <table:table-cell office:value="97.0" office:value-type="float" table:style-name="aaef817">
            <text:p>97.0</text:p>
          </table:table-cell>
          <table:table-cell office:value="5548.0" office:value-type="float" table:style-name="a5360db">
            <text:p>5548.0</text:p>
          </table:table-cell>
          <table:table-cell office:value="468.0" office:value-type="float" table:style-name="a45df38">
            <text:p>468.0</text:p>
          </table:table-cell>
          <table:table-cell office:value="26995.0" office:value-type="float" table:style-name="a57c38f">
            <text:p>26995.0</text:p>
          </table:table-cell>
          <table:table-cell/>
        </table:table-row>
        <table:table-row>
          <table:covered-table-cell/>
          <table:table-cell office:string-value="Highland" office:value-type="string" table:number-columns-spanned="1" table:number-rows-spanned="3" table:style-name="ae3df38">
            <text:p>Highland</text:p>
          </table:table-cell>
          <table:table-cell office:string-value="Highland Store 1" office:value-type="string" table:style-name="a19a711">
            <text:p>Highland Store 1</text:p>
          </table:table-cell>
          <table:table-cell office:value="5.0" office:value-type="float" table:style-name="a2aaf87">
            <text:p>5.0</text:p>
          </table:table-cell>
          <table:table-cell office:value="345.0" office:value-type="float" table:style-name="ae88c8e">
            <text:p>345.0</text:p>
          </table:table-cell>
          <table:table-cell office:value="30.0" office:value-type="float" table:style-name="a28da69">
            <text:p>30.0</text:p>
          </table:table-cell>
          <table:table-cell office:value="1476.0" office:value-type="float" table:style-name="af11915">
            <text:p>1476.0</text:p>
          </table:table-cell>
          <table:table-cell office:value="28.0" office:value-type="float" table:style-name="a166c8f">
            <text:p>28.0</text:p>
          </table:table-cell>
          <table:table-cell office:value="1594.0" office:value-type="float" table:style-name="aecccc5">
            <text:p>1594.0</text:p>
          </table:table-cell>
          <table:table-cell office:value="7.0" office:value-type="float" table:style-name="a4acfcd">
            <text:p>7.0</text:p>
          </table:table-cell>
          <table:table-cell office:value="414.0" office:value-type="float" table:style-name="a6b109e">
            <text:p>414.0</text:p>
          </table:table-cell>
          <table:table-cell office:value="42.0" office:value-type="float" table:style-name="ab0e8a8">
            <text:p>42.0</text:p>
          </table:table-cell>
          <table:table-cell office:value="2445.0" office:value-type="float" table:style-name="a78a8d2">
            <text:p>2445.0</text:p>
          </table:table-cell>
          <table:table-cell office:value="40.0" office:value-type="float" table:style-name="a97b7ee">
            <text:p>40.0</text:p>
          </table:table-cell>
          <table:table-cell office:value="2787.0" office:value-type="float" table:style-name="ad904d6">
            <text:p>2787.0</text:p>
          </table:table-cell>
          <table:table-cell office:value="152.0" office:value-type="float" table:style-name="a383e84">
            <text:p>152.0</text:p>
          </table:table-cell>
          <table:table-cell office:value="9061.0" office:value-type="float" table:style-name="a26c59d">
            <text:p>9061.0</text:p>
          </table:table-cell>
          <table:table-cell/>
        </table:table-row>
        <table:table-row>
          <table:covered-table-cell/>
          <table:covered-table-cell/>
          <table:table-cell office:string-value="Highland Store 2" office:value-type="string" table:style-name="ae6732e">
            <text:p>Highland Store 2</text:p>
          </table:table-cell>
          <table:table-cell office:value="17.0" office:value-type="float" table:style-name="a4965b6">
            <text:p>17.0</text:p>
          </table:table-cell>
          <table:table-cell office:value="768.0" office:value-type="float" table:style-name="ab7fefb">
            <text:p>768.0</text:p>
          </table:table-cell>
          <table:table-cell office:value="15.0" office:value-type="float" table:style-name="af4764b">
            <text:p>15.0</text:p>
          </table:table-cell>
          <table:table-cell office:value="710.0" office:value-type="float" table:style-name="aa16e84">
            <text:p>710.0</text:p>
          </table:table-cell>
          <table:table-cell office:value="41.0" office:value-type="float" table:style-name="ac49f20">
            <text:p>41.0</text:p>
          </table:table-cell>
          <table:table-cell office:value="2706.0" office:value-type="float" table:style-name="a1ed33d">
            <text:p>2706.0</text:p>
          </table:table-cell>
          <table:table-cell office:value="38.0" office:value-type="float" table:style-name="ae6bf15">
            <text:p>38.0</text:p>
          </table:table-cell>
          <table:table-cell office:value="2246.0" office:value-type="float" table:style-name="a80b188">
            <text:p>2246.0</text:p>
          </table:table-cell>
          <table:table-cell office:value="17.0" office:value-type="float" table:style-name="a996ddb">
            <text:p>17.0</text:p>
          </table:table-cell>
          <table:table-cell office:value="868.0" office:value-type="float" table:style-name="acecd3e">
            <text:p>868.0</text:p>
          </table:table-cell>
          <table:table-cell office:value="19.0" office:value-type="float" table:style-name="acff6d5">
            <text:p>19.0</text:p>
          </table:table-cell>
          <table:table-cell office:value="1095.0" office:value-type="float" table:style-name="ad92fd8">
            <text:p>1095.0</text:p>
          </table:table-cell>
          <table:table-cell office:value="147.0" office:value-type="float" table:style-name="a82f04c">
            <text:p>147.0</text:p>
          </table:table-cell>
          <table:table-cell office:value="8393.0" office:value-type="float" table:style-name="ad1e084">
            <text:p>8393.0</text:p>
          </table:table-cell>
          <table:table-cell/>
        </table:table-row>
        <table:table-row>
          <table:covered-table-cell/>
          <table:covered-table-cell/>
          <table:table-cell office:string-value="Highland Store 3" office:value-type="string" table:style-name="afd1178">
            <text:p>Highland Store 3</text:p>
          </table:table-cell>
          <table:table-cell office:value="49.0" office:value-type="float" table:style-name="a8877bf">
            <text:p>49.0</text:p>
          </table:table-cell>
          <table:table-cell office:value="2818.0" office:value-type="float" table:style-name="a961d0e">
            <text:p>2818.0</text:p>
          </table:table-cell>
          <table:table-cell office:value="22.0" office:value-type="float" table:style-name="ad13d3b">
            <text:p>22.0</text:p>
          </table:table-cell>
          <table:table-cell office:value="1385.0" office:value-type="float" table:style-name="aa8dd39">
            <text:p>1385.0</text:p>
          </table:table-cell>
          <table:table-cell office:value="13.0" office:value-type="float" table:style-name="a8d183a">
            <text:p>13.0</text:p>
          </table:table-cell>
          <table:table-cell office:value="737.0" office:value-type="float" table:style-name="a2f8953">
            <text:p>737.0</text:p>
          </table:table-cell>
          <table:table-cell office:value="16.0" office:value-type="float" table:style-name="a4b879a">
            <text:p>16.0</text:p>
          </table:table-cell>
          <table:table-cell office:value="783.0" office:value-type="float" table:style-name="ad2bca7">
            <text:p>783.0</text:p>
          </table:table-cell>
          <table:table-cell office:value="47.0" office:value-type="float" table:style-name="a4d5840">
            <text:p>47.0</text:p>
          </table:table-cell>
          <table:table-cell office:value="3102.0" office:value-type="float" table:style-name="a8da918">
            <text:p>3102.0</text:p>
          </table:table-cell>
          <table:table-cell office:value="46.0" office:value-type="float" table:style-name="a4b259b">
            <text:p>46.0</text:p>
          </table:table-cell>
          <table:table-cell office:value="2912.0" office:value-type="float" table:style-name="a7da783">
            <text:p>2912.0</text:p>
          </table:table-cell>
          <table:table-cell office:value="193.0" office:value-type="float" table:style-name="a671968">
            <text:p>193.0</text:p>
          </table:table-cell>
          <table:table-cell office:value="11737.0" office:value-type="float" table:style-name="a5ef324">
            <text:p>11737.0</text:p>
          </table:table-cell>
          <table:table-cell/>
        </table:table-row>
        <table:table-row>
          <table:covered-table-cell/>
          <table:table-cell office:string-value="Highland Sub-total" office:value-type="string" table:style-name="a0b1d03">
            <text:p>Highland Sub-total</text:p>
          </table:table-cell>
          <table:table-cell table:style-name="a6b7c68"/>
          <table:table-cell office:value="71.0" office:value-type="float" table:style-name="aa4ffd2">
            <text:p>71.0</text:p>
          </table:table-cell>
          <table:table-cell office:value="3931.0" office:value-type="float" table:style-name="a4e92df">
            <text:p>3931.0</text:p>
          </table:table-cell>
          <table:table-cell office:value="67.0" office:value-type="float" table:style-name="a8e3bb3">
            <text:p>67.0</text:p>
          </table:table-cell>
          <table:table-cell office:value="3571.0" office:value-type="float" table:style-name="a1fed49">
            <text:p>3571.0</text:p>
          </table:table-cell>
          <table:table-cell office:value="82.0" office:value-type="float" table:style-name="a5e3966">
            <text:p>82.0</text:p>
          </table:table-cell>
          <table:table-cell office:value="5037.0" office:value-type="float" table:style-name="a8591ef">
            <text:p>5037.0</text:p>
          </table:table-cell>
          <table:table-cell office:value="61.0" office:value-type="float" table:style-name="a298458">
            <text:p>61.0</text:p>
          </table:table-cell>
          <table:table-cell office:value="3443.0" office:value-type="float" table:style-name="a5590b9">
            <text:p>3443.0</text:p>
          </table:table-cell>
          <table:table-cell office:value="106.0" office:value-type="float" table:style-name="a177e65">
            <text:p>106.0</text:p>
          </table:table-cell>
          <table:table-cell office:value="6415.0" office:value-type="float" table:style-name="a29a3b3">
            <text:p>6415.0</text:p>
          </table:table-cell>
          <table:table-cell office:value="105.0" office:value-type="float" table:style-name="a681957">
            <text:p>105.0</text:p>
          </table:table-cell>
          <table:table-cell office:value="6794.0" office:value-type="float" table:style-name="a16e205">
            <text:p>6794.0</text:p>
          </table:table-cell>
          <table:table-cell office:value="492.0" office:value-type="float" table:style-name="ab52544">
            <text:p>492.0</text:p>
          </table:table-cell>
          <table:table-cell office:value="29191.0" office:value-type="float" table:style-name="a1dfc7b">
            <text:p>29191.0</text:p>
          </table:table-cell>
          <table:table-cell/>
        </table:table-row>
        <table:table-row>
          <table:table-cell office:string-value="North Sub-total" office:value-type="string" table:number-columns-spanned="1" table:style-name="a7c201a">
            <text:p>North Sub-total</text:p>
          </table:table-cell>
          <table:table-cell table:style-name="a5c3a20"/>
          <table:table-cell table:style-name="aef63e1"/>
          <table:table-cell office:value="136.0" office:value-type="float" table:style-name="aaddea0">
            <text:p>136.0</text:p>
          </table:table-cell>
          <table:table-cell office:value="7699.0" office:value-type="float" table:style-name="aa556a5">
            <text:p>7699.0</text:p>
          </table:table-cell>
          <table:table-cell office:value="187.0" office:value-type="float" table:style-name="a670b5d">
            <text:p>187.0</text:p>
          </table:table-cell>
          <table:table-cell office:value="11124.0" office:value-type="float" table:style-name="a0317f9">
            <text:p>11124.0</text:p>
          </table:table-cell>
          <table:table-cell office:value="171.0" office:value-type="float" table:style-name="a53c76c">
            <text:p>171.0</text:p>
          </table:table-cell>
          <table:table-cell office:value="9794.0" office:value-type="float" table:style-name="a93557d">
            <text:p>9794.0</text:p>
          </table:table-cell>
          <table:table-cell office:value="117.0" office:value-type="float" table:style-name="a11e9fa">
            <text:p>117.0</text:p>
          </table:table-cell>
          <table:table-cell office:value="6612.0" office:value-type="float" table:style-name="acab0fa">
            <text:p>6612.0</text:p>
          </table:table-cell>
          <table:table-cell office:value="147.0" office:value-type="float" table:style-name="a8365bf">
            <text:p>147.0</text:p>
          </table:table-cell>
          <table:table-cell office:value="8615.0" office:value-type="float" table:style-name="aceb7dc">
            <text:p>8615.0</text:p>
          </table:table-cell>
          <table:table-cell office:value="202.0" office:value-type="float" table:style-name="af42b78">
            <text:p>202.0</text:p>
          </table:table-cell>
          <table:table-cell office:value="12342.0" office:value-type="float" table:style-name="a841527">
            <text:p>12342.0</text:p>
          </table:table-cell>
          <table:table-cell office:value="960.0" office:value-type="float" table:style-name="a37c49f">
            <text:p>960.0</text:p>
          </table:table-cell>
          <table:table-cell office:value="56186.0" office:value-type="float" table:style-name="aa1a43b">
            <text:p>56186.0</text:p>
          </table:table-cell>
        </table:table-row>
        <table:table-row>
          <table:table-cell office:string-value="South" office:value-type="string" table:number-columns-spanned="1" table:number-rows-spanned="6" table:style-name="a8726cb">
            <text:p>South</text:p>
          </table:table-cell>
          <table:table-cell office:string-value="Borders" office:value-type="string" table:number-columns-spanned="1" table:number-rows-spanned="2" table:style-name="a899bfc">
            <text:p>Borders</text:p>
          </table:table-cell>
          <table:table-cell office:string-value="Borders Store 1" office:value-type="string" table:style-name="a0a5382">
            <text:p>Borders Store 1</text:p>
          </table:table-cell>
          <table:table-cell office:value="14.0" office:value-type="float" table:style-name="acd6f26">
            <text:p>14.0</text:p>
          </table:table-cell>
          <table:table-cell office:value="768.0" office:value-type="float" table:style-name="a725f4d">
            <text:p>768.0</text:p>
          </table:table-cell>
          <table:table-cell office:value="21.0" office:value-type="float" table:style-name="a2d77f6">
            <text:p>21.0</text:p>
          </table:table-cell>
          <table:table-cell office:value="1095.0" office:value-type="float" table:style-name="ac2b671">
            <text:p>1095.0</text:p>
          </table:table-cell>
          <table:table-cell office:value="1.0" office:value-type="float" table:style-name="a985264">
            <text:p>1.0</text:p>
          </table:table-cell>
          <table:table-cell office:value="64.0" office:value-type="float" table:style-name="ac3248f">
            <text:p>64.0</text:p>
          </table:table-cell>
          <table:table-cell office:value="6.0" office:value-type="float" table:style-name="ab8299b">
            <text:p>6.0</text:p>
          </table:table-cell>
          <table:table-cell office:value="414.0" office:value-type="float" table:style-name="aa28804">
            <text:p>414.0</text:p>
          </table:table-cell>
          <table:table-cell office:value="44.0" office:value-type="float" table:style-name="a63726b">
            <text:p>44.0</text:p>
          </table:table-cell>
          <table:table-cell office:value="2757.0" office:value-type="float" table:style-name="a1b70f1">
            <text:p>2757.0</text:p>
          </table:table-cell>
          <table:table-cell office:value="32.0" office:value-type="float" table:style-name="a43d5dd">
            <text:p>32.0</text:p>
          </table:table-cell>
          <table:table-cell office:value="1902.0" office:value-type="float" table:style-name="a2b7716">
            <text:p>1902.0</text:p>
          </table:table-cell>
          <table:table-cell office:value="118.0" office:value-type="float" table:style-name="a06ac2b">
            <text:p>118.0</text:p>
          </table:table-cell>
          <table:table-cell office:value="7000.0" office:value-type="float" table:style-name="ad31109">
            <text:p>7000.0</text:p>
          </table:table-cell>
        </table:table-row>
        <table:table-row>
          <table:covered-table-cell/>
          <table:covered-table-cell/>
          <table:table-cell office:string-value="Borders Store 2" office:value-type="string" table:style-name="acf99c5">
            <text:p>Borders Store 2</text:p>
          </table:table-cell>
          <table:table-cell office:value="0.0" office:value-type="float" table:style-name="ac16a61">
            <text:p>0.0</text:p>
          </table:table-cell>
          <table:table-cell office:value="0.0" office:value-type="float" table:style-name="aa4e520">
            <text:p>0.0</text:p>
          </table:table-cell>
          <table:table-cell office:value="31.0" office:value-type="float" table:style-name="a9d5de6">
            <text:p>31.0</text:p>
          </table:table-cell>
          <table:table-cell office:value="1739.0" office:value-type="float" table:style-name="a6f3575">
            <text:p>1739.0</text:p>
          </table:table-cell>
          <table:table-cell office:value="23.0" office:value-type="float" table:style-name="a5593e0">
            <text:p>23.0</text:p>
          </table:table-cell>
          <table:table-cell office:value="1356.0" office:value-type="float" table:style-name="a88d7bb">
            <text:p>1356.0</text:p>
          </table:table-cell>
          <table:table-cell office:value="5.0" office:value-type="float" table:style-name="a851412">
            <text:p>5.0</text:p>
          </table:table-cell>
          <table:table-cell office:value="211.0" office:value-type="float" table:style-name="aeca872">
            <text:p>211.0</text:p>
          </table:table-cell>
          <table:table-cell office:value="32.0" office:value-type="float" table:style-name="a3a9dfd">
            <text:p>32.0</text:p>
          </table:table-cell>
          <table:table-cell office:value="1967.0" office:value-type="float" table:style-name="adf9616">
            <text:p>1967.0</text:p>
          </table:table-cell>
          <table:table-cell office:value="34.0" office:value-type="float" table:style-name="af71171">
            <text:p>34.0</text:p>
          </table:table-cell>
          <table:table-cell office:value="2078.0" office:value-type="float" table:style-name="a8a9948">
            <text:p>2078.0</text:p>
          </table:table-cell>
          <table:table-cell office:value="125.0" office:value-type="float" table:style-name="a5d5c98">
            <text:p>125.0</text:p>
          </table:table-cell>
          <table:table-cell office:value="7351.0" office:value-type="float" table:style-name="ad33d01">
            <text:p>7351.0</text:p>
          </table:table-cell>
          <table:table-cell/>
        </table:table-row>
        <table:table-row>
          <table:covered-table-cell/>
          <table:table-cell office:string-value="Borders Sub-total" office:value-type="string" table:number-columns-spanned="1" table:style-name="a2403ec">
            <text:p>Borders Sub-total</text:p>
          </table:table-cell>
          <table:table-cell table:style-name="ad7a273"/>
          <table:table-cell office:value="14.0" office:value-type="float" table:style-name="a60abd7">
            <text:p>14.0</text:p>
          </table:table-cell>
          <table:table-cell office:value="768.0" office:value-type="float" table:style-name="a9d914f">
            <text:p>768.0</text:p>
          </table:table-cell>
          <table:table-cell office:value="52.0" office:value-type="float" table:style-name="a3852e6">
            <text:p>52.0</text:p>
          </table:table-cell>
          <table:table-cell office:value="2834.0" office:value-type="float" table:style-name="aabdea2">
            <text:p>2834.0</text:p>
          </table:table-cell>
          <table:table-cell office:value="24.0" office:value-type="float" table:style-name="a8666c9">
            <text:p>24.0</text:p>
          </table:table-cell>
          <table:table-cell office:value="1420.0" office:value-type="float" table:style-name="aa78184">
            <text:p>1420.0</text:p>
          </table:table-cell>
          <table:table-cell office:value="11.0" office:value-type="float" table:style-name="ac8cd8e">
            <text:p>11.0</text:p>
          </table:table-cell>
          <table:table-cell office:value="625.0" office:value-type="float" table:style-name="a7b4e42">
            <text:p>625.0</text:p>
          </table:table-cell>
          <table:table-cell office:value="76.0" office:value-type="float" table:style-name="ae29fd9">
            <text:p>76.0</text:p>
          </table:table-cell>
          <table:table-cell office:value="4724.0" office:value-type="float" table:style-name="aafc5c6">
            <text:p>4724.0</text:p>
          </table:table-cell>
          <table:table-cell office:value="66.0" office:value-type="float" table:style-name="a59e7f6">
            <text:p>66.0</text:p>
          </table:table-cell>
          <table:table-cell office:value="3980.0" office:value-type="float" table:style-name="a20f060">
            <text:p>3980.0</text:p>
          </table:table-cell>
          <table:table-cell office:value="243.0" office:value-type="float" table:style-name="a118511">
            <text:p>243.0</text:p>
          </table:table-cell>
          <table:table-cell office:value="14351.0" office:value-type="float" table:style-name="a40182b">
            <text:p>14351.0</text:p>
          </table:table-cell>
          <table:table-cell/>
        </table:table-row>
        <table:table-row>
          <table:covered-table-cell/>
          <table:table-cell office:string-value="Dumfries" office:value-type="string" table:number-columns-spanned="1" table:number-rows-spanned="2" table:style-name="a1690fa">
            <text:p>Dumfries</text:p>
          </table:table-cell>
          <table:table-cell office:string-value="Dumfries Store 1" office:value-type="string" table:style-name="a27a8d2">
            <text:p>Dumfries Store 1</text:p>
          </table:table-cell>
          <table:table-cell office:value="24.0" office:value-type="float" table:style-name="a8b9a2a">
            <text:p>24.0</text:p>
          </table:table-cell>
          <table:table-cell office:value="937.0" office:value-type="float" table:style-name="a6dbf47">
            <text:p>937.0</text:p>
          </table:table-cell>
          <table:table-cell office:value="41.0" office:value-type="float" table:style-name="aa2eb01">
            <text:p>41.0</text:p>
          </table:table-cell>
          <table:table-cell office:value="2434.0" office:value-type="float" table:style-name="a5f4dbd">
            <text:p>2434.0</text:p>
          </table:table-cell>
          <table:table-cell office:value="43.0" office:value-type="float" table:style-name="abf3272">
            <text:p>43.0</text:p>
          </table:table-cell>
          <table:table-cell office:value="2569.0" office:value-type="float" table:style-name="aff6516">
            <text:p>2569.0</text:p>
          </table:table-cell>
          <table:table-cell office:value="43.0" office:value-type="float" table:style-name="a767185">
            <text:p>43.0</text:p>
          </table:table-cell>
          <table:table-cell office:value="2453.0" office:value-type="float" table:style-name="a3d765f">
            <text:p>2453.0</text:p>
          </table:table-cell>
          <table:table-cell office:value="48.0" office:value-type="float" table:style-name="a49547b">
            <text:p>48.0</text:p>
          </table:table-cell>
          <table:table-cell office:value="2801.0" office:value-type="float" table:style-name="a977436">
            <text:p>2801.0</text:p>
          </table:table-cell>
          <table:table-cell office:value="38.0" office:value-type="float" table:style-name="a50556b">
            <text:p>38.0</text:p>
          </table:table-cell>
          <table:table-cell office:value="2154.0" office:value-type="float" table:style-name="a22e52c">
            <text:p>2154.0</text:p>
          </table:table-cell>
          <table:table-cell office:value="237.0" office:value-type="float" table:style-name="a0371a1">
            <text:p>237.0</text:p>
          </table:table-cell>
          <table:table-cell office:value="13348.0" office:value-type="float" table:style-name="a6f7569">
            <text:p>13348.0</text:p>
          </table:table-cell>
          <table:table-cell/>
        </table:table-row>
        <table:table-row>
          <table:covered-table-cell/>
          <table:covered-table-cell/>
          <table:table-cell office:string-value="Dumfries Store 2" office:value-type="string" table:style-name="a281a2f">
            <text:p>Dumfries Store 2</text:p>
          </table:table-cell>
          <table:table-cell office:value="21.0" office:value-type="float" table:style-name="a1fa73f">
            <text:p>21.0</text:p>
          </table:table-cell>
          <table:table-cell office:value="1208.0" office:value-type="float" table:style-name="a1e9b59">
            <text:p>1208.0</text:p>
          </table:table-cell>
          <table:table-cell office:value="14.0" office:value-type="float" table:style-name="a86276a">
            <text:p>14.0</text:p>
          </table:table-cell>
          <table:table-cell office:value="780.0" office:value-type="float" table:style-name="a73bde0">
            <text:p>780.0</text:p>
          </table:table-cell>
          <table:table-cell office:value="40.0" office:value-type="float" table:style-name="a39431b">
            <text:p>40.0</text:p>
          </table:table-cell>
          <table:table-cell office:value="2253.0" office:value-type="float" table:style-name="a302056">
            <text:p>2253.0</text:p>
          </table:table-cell>
          <table:table-cell office:value="20.0" office:value-type="float" table:style-name="adf4b1b">
            <text:p>20.0</text:p>
          </table:table-cell>
          <table:table-cell office:value="1156.0" office:value-type="float" table:style-name="abbf5eb">
            <text:p>1156.0</text:p>
          </table:table-cell>
          <table:table-cell office:value="4.0" office:value-type="float" table:style-name="a8790b2">
            <text:p>4.0</text:p>
          </table:table-cell>
          <table:table-cell office:value="252.0" office:value-type="float" table:style-name="ae6bb7a">
            <text:p>252.0</text:p>
          </table:table-cell>
          <table:table-cell office:value="1.0" office:value-type="float" table:style-name="a995df5">
            <text:p>1.0</text:p>
          </table:table-cell>
          <table:table-cell office:value="32.0" office:value-type="float" table:style-name="a3e4ab2">
            <text:p>32.0</text:p>
          </table:table-cell>
          <table:table-cell office:value="100.0" office:value-type="float" table:style-name="ab614cb">
            <text:p>100.0</text:p>
          </table:table-cell>
          <table:table-cell office:value="5681.0" office:value-type="float" table:style-name="a1abe9c">
            <text:p>5681.0</text:p>
          </table:table-cell>
          <table:table-cell/>
        </table:table-row>
        <table:table-row>
          <table:covered-table-cell/>
          <table:table-cell office:string-value="Dumfries Sub-total" office:value-type="string" table:number-columns-spanned="1" table:style-name="a2abcce">
            <text:p>Dumfries Sub-total</text:p>
          </table:table-cell>
          <table:table-cell table:style-name="acc1bf8"/>
          <table:table-cell office:value="45.0" office:value-type="float" table:style-name="a98f9af">
            <text:p>45.0</text:p>
          </table:table-cell>
          <table:table-cell office:value="2145.0" office:value-type="float" table:style-name="a0ee314">
            <text:p>2145.0</text:p>
          </table:table-cell>
          <table:table-cell office:value="55.0" office:value-type="float" table:style-name="a0ce8f5">
            <text:p>55.0</text:p>
          </table:table-cell>
          <table:table-cell office:value="3214.0" office:value-type="float" table:style-name="a2cd81e">
            <text:p>3214.0</text:p>
          </table:table-cell>
          <table:table-cell office:value="83.0" office:value-type="float" table:style-name="a8dff21">
            <text:p>83.0</text:p>
          </table:table-cell>
          <table:table-cell office:value="4822.0" office:value-type="float" table:style-name="a02aa23">
            <text:p>4822.0</text:p>
          </table:table-cell>
          <table:table-cell office:value="63.0" office:value-type="float" table:style-name="a79e993">
            <text:p>63.0</text:p>
          </table:table-cell>
          <table:table-cell office:value="3609.0" office:value-type="float" table:style-name="a08f029">
            <text:p>3609.0</text:p>
          </table:table-cell>
          <table:table-cell office:value="52.0" office:value-type="float" table:style-name="a52fbb7">
            <text:p>52.0</text:p>
          </table:table-cell>
          <table:table-cell office:value="3053.0" office:value-type="float" table:style-name="aaa7722">
            <text:p>3053.0</text:p>
          </table:table-cell>
          <table:table-cell office:value="39.0" office:value-type="float" table:style-name="aa50366">
            <text:p>39.0</text:p>
          </table:table-cell>
          <table:table-cell office:value="2186.0" office:value-type="float" table:style-name="aca52a1">
            <text:p>2186.0</text:p>
          </table:table-cell>
          <table:table-cell office:value="337.0" office:value-type="float" table:style-name="ad4c970">
            <text:p>337.0</text:p>
          </table:table-cell>
          <table:table-cell office:value="19029.0" office:value-type="float" table:style-name="abccd8a">
            <text:p>19029.0</text:p>
          </table:table-cell>
          <table:table-cell/>
        </table:table-row>
        <table:table-row>
          <table:table-cell office:string-value="South Sub-total" office:value-type="string" table:number-columns-spanned="1" table:style-name="a0540c4">
            <text:p>South Sub-total</text:p>
          </table:table-cell>
          <table:table-cell table:number-columns-spanned="1" table:style-name="aee7738"/>
          <table:table-cell table:style-name="a3ab7a7"/>
          <table:table-cell office:value="59.0" office:value-type="float" table:style-name="a875cc0">
            <text:p>59.0</text:p>
          </table:table-cell>
          <table:table-cell office:value="2913.0" office:value-type="float" table:style-name="add83f2">
            <text:p>2913.0</text:p>
          </table:table-cell>
          <table:table-cell office:value="107.0" office:value-type="float" table:style-name="afd4548">
            <text:p>107.0</text:p>
          </table:table-cell>
          <table:table-cell office:value="6048.0" office:value-type="float" table:style-name="a1bdc4f">
            <text:p>6048.0</text:p>
          </table:table-cell>
          <table:table-cell office:value="107.0" office:value-type="float" table:style-name="a69c3ba">
            <text:p>107.0</text:p>
          </table:table-cell>
          <table:table-cell office:value="6242.0" office:value-type="float" table:style-name="a2b1dcf">
            <text:p>6242.0</text:p>
          </table:table-cell>
          <table:table-cell office:value="74.0" office:value-type="float" table:style-name="ab75f1a">
            <text:p>74.0</text:p>
          </table:table-cell>
          <table:table-cell office:value="4234.0" office:value-type="float" table:style-name="a5cde81">
            <text:p>4234.0</text:p>
          </table:table-cell>
          <table:table-cell office:value="128.0" office:value-type="float" table:style-name="a273672">
            <text:p>128.0</text:p>
          </table:table-cell>
          <table:table-cell office:value="7777.0" office:value-type="float" table:style-name="a8922c1">
            <text:p>7777.0</text:p>
          </table:table-cell>
          <table:table-cell office:value="105.0" office:value-type="float" table:style-name="a159c02">
            <text:p>105.0</text:p>
          </table:table-cell>
          <table:table-cell office:value="6166.0" office:value-type="float" table:style-name="aae1461">
            <text:p>6166.0</text:p>
          </table:table-cell>
          <table:table-cell office:value="580.0" office:value-type="float" table:style-name="a3b6f29">
            <text:p>580.0</text:p>
          </table:table-cell>
          <table:table-cell office:value="33380.0" office:value-type="float" table:style-name="a63f806">
            <text:p>33380.0</text:p>
          </table:table-cell>
        </table:table-row>
        <table:table-row>
          <table:table-cell office:string-value="East" office:value-type="string" table:number-columns-spanned="1" table:number-rows-spanned="9" table:style-name="a62bb48">
            <text:p>East</text:p>
          </table:table-cell>
          <table:table-cell office:string-value="Fife" office:value-type="string" table:number-columns-spanned="1" table:number-rows-spanned="2" table:style-name="a030e44">
            <text:p>Fife</text:p>
          </table:table-cell>
          <table:table-cell office:string-value="Fife Store 1" office:value-type="string" table:style-name="ac29577">
            <text:p>Fife Store 1</text:p>
          </table:table-cell>
          <table:table-cell office:value="3.0" office:value-type="float" table:style-name="a0dd346">
            <text:p>3.0</text:p>
          </table:table-cell>
          <table:table-cell office:value="144.0" office:value-type="float" table:style-name="a0f99e7">
            <text:p>144.0</text:p>
          </table:table-cell>
          <table:table-cell office:value="33.0" office:value-type="float" table:style-name="aa5e931">
            <text:p>33.0</text:p>
          </table:table-cell>
          <table:table-cell office:value="1710.0" office:value-type="float" table:style-name="a0f0533">
            <text:p>1710.0</text:p>
          </table:table-cell>
          <table:table-cell office:value="46.0" office:value-type="float" table:style-name="ae22674">
            <text:p>46.0</text:p>
          </table:table-cell>
          <table:table-cell office:value="2600.0" office:value-type="float" table:style-name="ae17511">
            <text:p>2600.0</text:p>
          </table:table-cell>
          <table:table-cell office:value="39.0" office:value-type="float" table:style-name="aba02b4">
            <text:p>39.0</text:p>
          </table:table-cell>
          <table:table-cell office:value="2173.0" office:value-type="float" table:style-name="abb1f1c">
            <text:p>2173.0</text:p>
          </table:table-cell>
          <table:table-cell office:value="7.0" office:value-type="float" table:style-name="aab3211">
            <text:p>7.0</text:p>
          </table:table-cell>
          <table:table-cell office:value="502.0" office:value-type="float" table:style-name="ac10392">
            <text:p>502.0</text:p>
          </table:table-cell>
          <table:table-cell office:value="41.0" office:value-type="float" table:style-name="a1ae7f7">
            <text:p>41.0</text:p>
          </table:table-cell>
          <table:table-cell office:value="2462.0" office:value-type="float" table:style-name="ae08d66">
            <text:p>2462.0</text:p>
          </table:table-cell>
          <table:table-cell office:value="169.0" office:value-type="float" table:style-name="aea37a6">
            <text:p>169.0</text:p>
          </table:table-cell>
          <table:table-cell office:value="9591.0" office:value-type="float" table:style-name="ac06ff0">
            <text:p>9591.0</text:p>
          </table:table-cell>
        </table:table-row>
        <table:table-row>
          <table:covered-table-cell/>
          <table:covered-table-cell/>
          <table:table-cell office:string-value="Fife Store 2" office:value-type="string" table:number-columns-spanned="1" table:style-name="a859a32">
            <text:p>Fife Store 2</text:p>
          </table:table-cell>
          <table:table-cell office:value="18.0" office:value-type="float" table:style-name="a21a607">
            <text:p>18.0</text:p>
          </table:table-cell>
          <table:table-cell office:value="1164.0" office:value-type="float" table:style-name="a7806a3">
            <text:p>1164.0</text:p>
          </table:table-cell>
          <table:table-cell office:value="33.0" office:value-type="float" table:style-name="ae57d6e">
            <text:p>33.0</text:p>
          </table:table-cell>
          <table:table-cell office:value="2081.0" office:value-type="float" table:style-name="ae3826c">
            <text:p>2081.0</text:p>
          </table:table-cell>
          <table:table-cell office:value="32.0" office:value-type="float" table:style-name="a5cd4d6">
            <text:p>32.0</text:p>
          </table:table-cell>
          <table:table-cell office:value="1887.0" office:value-type="float" table:style-name="a30dd80">
            <text:p>1887.0</text:p>
          </table:table-cell>
          <table:table-cell office:value="7.0" office:value-type="float" table:style-name="ae461d2">
            <text:p>7.0</text:p>
          </table:table-cell>
          <table:table-cell office:value="319.0" office:value-type="float" table:style-name="a5fae88">
            <text:p>319.0</text:p>
          </table:table-cell>
          <table:table-cell office:value="8.0" office:value-type="float" table:style-name="a353788">
            <text:p>8.0</text:p>
          </table:table-cell>
          <table:table-cell office:value="541.0" office:value-type="float" table:style-name="a03d936">
            <text:p>541.0</text:p>
          </table:table-cell>
          <table:table-cell office:value="8.0" office:value-type="float" table:style-name="a3f1e03">
            <text:p>8.0</text:p>
          </table:table-cell>
          <table:table-cell office:value="507.0" office:value-type="float" table:style-name="aa8319f">
            <text:p>507.0</text:p>
          </table:table-cell>
          <table:table-cell office:value="106.0" office:value-type="float" table:style-name="a16d568">
            <text:p>106.0</text:p>
          </table:table-cell>
          <table:table-cell office:value="6499.0" office:value-type="float" table:style-name="acb6d08">
            <text:p>6499.0</text:p>
          </table:table-cell>
          <table:table-cell/>
        </table:table-row>
        <table:table-row>
          <table:covered-table-cell/>
          <table:table-cell office:string-value="Fife Sub-total" office:value-type="string" table:number-columns-spanned="1" table:style-name="a2c5f70">
            <text:p>Fife Sub-total</text:p>
          </table:table-cell>
          <table:table-cell table:number-columns-spanned="1" table:style-name="a5ec1b7"/>
          <table:table-cell office:value="21.0" office:value-type="float" table:style-name="a001cef">
            <text:p>21.0</text:p>
          </table:table-cell>
          <table:table-cell office:value="1308.0" office:value-type="float" table:style-name="ac99c94">
            <text:p>1308.0</text:p>
          </table:table-cell>
          <table:table-cell office:value="66.0" office:value-type="float" table:style-name="a40344b">
            <text:p>66.0</text:p>
          </table:table-cell>
          <table:table-cell office:value="3791.0" office:value-type="float" table:style-name="a44ecba">
            <text:p>3791.0</text:p>
          </table:table-cell>
          <table:table-cell office:value="78.0" office:value-type="float" table:style-name="a259124">
            <text:p>78.0</text:p>
          </table:table-cell>
          <table:table-cell office:value="4487.0" office:value-type="float" table:style-name="a7ff23e">
            <text:p>4487.0</text:p>
          </table:table-cell>
          <table:table-cell office:value="46.0" office:value-type="float" table:style-name="a101c96">
            <text:p>46.0</text:p>
          </table:table-cell>
          <table:table-cell office:value="2492.0" office:value-type="float" table:style-name="a217eca">
            <text:p>2492.0</text:p>
          </table:table-cell>
          <table:table-cell office:value="15.0" office:value-type="float" table:style-name="a77d0d1">
            <text:p>15.0</text:p>
          </table:table-cell>
          <table:table-cell office:value="1043.0" office:value-type="float" table:style-name="ae06be3">
            <text:p>1043.0</text:p>
          </table:table-cell>
          <table:table-cell office:value="49.0" office:value-type="float" table:style-name="af341fb">
            <text:p>49.0</text:p>
          </table:table-cell>
          <table:table-cell office:value="2969.0" office:value-type="float" table:style-name="ab5f3dc">
            <text:p>2969.0</text:p>
          </table:table-cell>
          <table:table-cell office:value="275.0" office:value-type="float" table:style-name="a2f6186">
            <text:p>275.0</text:p>
          </table:table-cell>
          <table:table-cell office:value="16090.0" office:value-type="float" table:style-name="a81d7e3">
            <text:p>16090.0</text:p>
          </table:table-cell>
          <table:table-cell/>
        </table:table-row>
        <table:table-row>
          <table:covered-table-cell/>
          <table:table-cell office:string-value="Lothian" office:value-type="string" table:number-columns-spanned="1" table:number-rows-spanned="2" table:style-name="a8ee079">
            <text:p>Lothian</text:p>
          </table:table-cell>
          <table:table-cell office:string-value="Lothian Store 1" office:value-type="string" table:number-columns-spanned="1" table:style-name="a5c0ea7">
            <text:p>Lothian Store 1</text:p>
          </table:table-cell>
          <table:table-cell office:value="49.0" office:value-type="float" table:style-name="ac4e864">
            <text:p>49.0</text:p>
          </table:table-cell>
          <table:table-cell office:value="2829.0" office:value-type="float" table:style-name="a975c76">
            <text:p>2829.0</text:p>
          </table:table-cell>
          <table:table-cell office:value="7.0" office:value-type="float" table:style-name="a1629dc">
            <text:p>7.0</text:p>
          </table:table-cell>
          <table:table-cell office:value="295.0" office:value-type="float" table:style-name="a0ceee5">
            <text:p>295.0</text:p>
          </table:table-cell>
          <table:table-cell office:value="35.0" office:value-type="float" table:style-name="a27bacd">
            <text:p>35.0</text:p>
          </table:table-cell>
          <table:table-cell office:value="2010.0" office:value-type="float" table:style-name="ae82351">
            <text:p>2010.0</text:p>
          </table:table-cell>
          <table:table-cell office:value="25.0" office:value-type="float" table:style-name="a042e08">
            <text:p>25.0</text:p>
          </table:table-cell>
          <table:table-cell office:value="1490.0" office:value-type="float" table:style-name="aa440dc">
            <text:p>1490.0</text:p>
          </table:table-cell>
          <table:table-cell office:value="0.0" office:value-type="float" table:style-name="a97f0c7">
            <text:p>0.0</text:p>
          </table:table-cell>
          <table:table-cell office:value="0.0" office:value-type="float" table:style-name="ae9639f">
            <text:p>0.0</text:p>
          </table:table-cell>
          <table:table-cell office:value="46.0" office:value-type="float" table:style-name="a9d9213">
            <text:p>46.0</text:p>
          </table:table-cell>
          <table:table-cell office:value="2850.0" office:value-type="float" table:style-name="a2b6044">
            <text:p>2850.0</text:p>
          </table:table-cell>
          <table:table-cell office:value="162.0" office:value-type="float" table:style-name="a44634b">
            <text:p>162.0</text:p>
          </table:table-cell>
          <table:table-cell office:value="9474.0" office:value-type="float" table:style-name="a6a4445">
            <text:p>9474.0</text:p>
          </table:table-cell>
          <table:table-cell/>
        </table:table-row>
        <table:table-row>
          <table:covered-table-cell/>
          <table:covered-table-cell/>
          <table:table-cell office:string-value="Lothian Store 2" office:value-type="string" table:number-columns-spanned="1" table:style-name="ab72034">
            <text:p>Lothian Store 2</text:p>
          </table:table-cell>
          <table:table-cell office:value="9.0" office:value-type="float" table:style-name="ad9886f">
            <text:p>9.0</text:p>
          </table:table-cell>
          <table:table-cell office:value="403.0" office:value-type="float" table:style-name="ab04052">
            <text:p>403.0</text:p>
          </table:table-cell>
          <table:table-cell office:value="4.0" office:value-type="float" table:style-name="af6507b">
            <text:p>4.0</text:p>
          </table:table-cell>
          <table:table-cell office:value="290.0" office:value-type="float" table:style-name="a157a77">
            <text:p>290.0</text:p>
          </table:table-cell>
          <table:table-cell office:value="4.0" office:value-type="float" table:style-name="a3f6bcd">
            <text:p>4.0</text:p>
          </table:table-cell>
          <table:table-cell office:value="231.0" office:value-type="float" table:style-name="aef1eb6">
            <text:p>231.0</text:p>
          </table:table-cell>
          <table:table-cell office:value="37.0" office:value-type="float" table:style-name="a3078b2">
            <text:p>37.0</text:p>
          </table:table-cell>
          <table:table-cell office:value="2196.0" office:value-type="float" table:style-name="a397a49">
            <text:p>2196.0</text:p>
          </table:table-cell>
          <table:table-cell office:value="32.0" office:value-type="float" table:style-name="ac5ccb2">
            <text:p>32.0</text:p>
          </table:table-cell>
          <table:table-cell office:value="1863.0" office:value-type="float" table:style-name="af9bbeb">
            <text:p>1863.0</text:p>
          </table:table-cell>
          <table:table-cell office:value="31.0" office:value-type="float" table:style-name="aedd9c6">
            <text:p>31.0</text:p>
          </table:table-cell>
          <table:table-cell office:value="2149.0" office:value-type="float" table:style-name="a9406d9">
            <text:p>2149.0</text:p>
          </table:table-cell>
          <table:table-cell office:value="117.0" office:value-type="float" table:style-name="a3ff181">
            <text:p>117.0</text:p>
          </table:table-cell>
          <table:table-cell office:value="7132.0" office:value-type="float" table:style-name="ab8cd79">
            <text:p>7132.0</text:p>
          </table:table-cell>
          <table:table-cell/>
        </table:table-row>
        <table:table-row>
          <table:covered-table-cell/>
          <table:table-cell office:string-value="Lothian Sub-total" office:value-type="string" table:number-columns-spanned="1" table:style-name="ac4c48e">
            <text:p>Lothian Sub-total</text:p>
          </table:table-cell>
          <table:table-cell table:number-columns-spanned="1" table:style-name="aeb6c3a"/>
          <table:table-cell office:value="58.0" office:value-type="float" table:style-name="ad40e0e">
            <text:p>58.0</text:p>
          </table:table-cell>
          <table:table-cell office:value="3232.0" office:value-type="float" table:style-name="ae69053">
            <text:p>3232.0</text:p>
          </table:table-cell>
          <table:table-cell office:value="11.0" office:value-type="float" table:style-name="a19bfa9">
            <text:p>11.0</text:p>
          </table:table-cell>
          <table:table-cell office:value="585.0" office:value-type="float" table:style-name="a337d61">
            <text:p>585.0</text:p>
          </table:table-cell>
          <table:table-cell office:value="39.0" office:value-type="float" table:style-name="ae4fc65">
            <text:p>39.0</text:p>
          </table:table-cell>
          <table:table-cell office:value="2241.0" office:value-type="float" table:style-name="a92fffd">
            <text:p>2241.0</text:p>
          </table:table-cell>
          <table:table-cell office:value="62.0" office:value-type="float" table:style-name="a717da9">
            <text:p>62.0</text:p>
          </table:table-cell>
          <table:table-cell office:value="3686.0" office:value-type="float" table:style-name="a390aef">
            <text:p>3686.0</text:p>
          </table:table-cell>
          <table:table-cell office:value="32.0" office:value-type="float" table:style-name="af9ded6">
            <text:p>32.0</text:p>
          </table:table-cell>
          <table:table-cell office:value="1863.0" office:value-type="float" table:style-name="ae9df77">
            <text:p>1863.0</text:p>
          </table:table-cell>
          <table:table-cell office:value="77.0" office:value-type="float" table:style-name="af40188">
            <text:p>77.0</text:p>
          </table:table-cell>
          <table:table-cell office:value="4999.0" office:value-type="float" table:style-name="a4878cf">
            <text:p>4999.0</text:p>
          </table:table-cell>
          <table:table-cell office:value="279.0" office:value-type="float" table:style-name="ad98550">
            <text:p>279.0</text:p>
          </table:table-cell>
          <table:table-cell office:value="16606.0" office:value-type="float" table:style-name="ad4fe03">
            <text:p>16606.0</text:p>
          </table:table-cell>
          <table:table-cell/>
        </table:table-row>
        <table:table-row>
          <table:covered-table-cell/>
          <table:table-cell office:string-value="Tayside" office:value-type="string" table:number-columns-spanned="1" table:number-rows-spanned="2" table:style-name="a9a6b72">
            <text:p>Tayside</text:p>
          </table:table-cell>
          <table:table-cell office:string-value="Tayside Store 1" office:value-type="string" table:number-columns-spanned="1" table:style-name="a667c9a">
            <text:p>Tayside Store 1</text:p>
          </table:table-cell>
          <table:table-cell office:value="5.0" office:value-type="float" table:style-name="a30b017">
            <text:p>5.0</text:p>
          </table:table-cell>
          <table:table-cell office:value="268.0" office:value-type="float" table:style-name="a3861bc">
            <text:p>268.0</text:p>
          </table:table-cell>
          <table:table-cell office:value="1.0" office:value-type="float" table:style-name="a7627d8">
            <text:p>1.0</text:p>
          </table:table-cell>
          <table:table-cell office:value="24.0" office:value-type="float" table:style-name="ac94ed7">
            <text:p>24.0</text:p>
          </table:table-cell>
          <table:table-cell office:value="3.0" office:value-type="float" table:style-name="a2389b9">
            <text:p>3.0</text:p>
          </table:table-cell>
          <table:table-cell office:value="234.0" office:value-type="float" table:style-name="ad141ee">
            <text:p>234.0</text:p>
          </table:table-cell>
          <table:table-cell office:value="23.0" office:value-type="float" table:style-name="add7ad4">
            <text:p>23.0</text:p>
          </table:table-cell>
          <table:table-cell office:value="1490.0" office:value-type="float" table:style-name="affd902">
            <text:p>1490.0</text:p>
          </table:table-cell>
          <table:table-cell office:value="18.0" office:value-type="float" table:style-name="a1bf265">
            <text:p>18.0</text:p>
          </table:table-cell>
          <table:table-cell office:value="1072.0" office:value-type="float" table:style-name="a33fb54">
            <text:p>1072.0</text:p>
          </table:table-cell>
          <table:table-cell office:value="9.0" office:value-type="float" table:style-name="a0ea1e8">
            <text:p>9.0</text:p>
          </table:table-cell>
          <table:table-cell office:value="476.0" office:value-type="float" table:style-name="a9baa6a">
            <text:p>476.0</text:p>
          </table:table-cell>
          <table:table-cell office:value="59.0" office:value-type="float" table:style-name="aff7684">
            <text:p>59.0</text:p>
          </table:table-cell>
          <table:table-cell office:value="3564.0" office:value-type="float" table:style-name="a006813">
            <text:p>3564.0</text:p>
          </table:table-cell>
          <table:table-cell/>
        </table:table-row>
        <table:table-row>
          <table:covered-table-cell/>
          <table:covered-table-cell/>
          <table:table-cell office:string-value="Tayside Store 2" office:value-type="string" table:number-columns-spanned="1" table:style-name="a0805fa">
            <text:p>Tayside Store 2</text:p>
          </table:table-cell>
          <table:table-cell office:value="39.0" office:value-type="float" table:style-name="a41bdd7">
            <text:p>39.0</text:p>
          </table:table-cell>
          <table:table-cell office:value="2456.0" office:value-type="float" table:style-name="ab90aae">
            <text:p>2456.0</text:p>
          </table:table-cell>
          <table:table-cell office:value="7.0" office:value-type="float" table:style-name="a27458e">
            <text:p>7.0</text:p>
          </table:table-cell>
          <table:table-cell office:value="505.0" office:value-type="float" table:style-name="ae937b5">
            <text:p>505.0</text:p>
          </table:table-cell>
          <table:table-cell office:value="43.0" office:value-type="float" table:style-name="abd5a09">
            <text:p>43.0</text:p>
          </table:table-cell>
          <table:table-cell office:value="2760.0" office:value-type="float" table:style-name="aabe6df">
            <text:p>2760.0</text:p>
          </table:table-cell>
          <table:table-cell office:value="0.0" office:value-type="float" table:style-name="a06920b">
            <text:p>0.0</text:p>
          </table:table-cell>
          <table:table-cell office:value="0.0" office:value-type="float" table:style-name="a2db027">
            <text:p>0.0</text:p>
          </table:table-cell>
          <table:table-cell office:value="1.0" office:value-type="float" table:style-name="a0f96ff">
            <text:p>1.0</text:p>
          </table:table-cell>
          <table:table-cell office:value="77.0" office:value-type="float" table:style-name="a361b0d">
            <text:p>77.0</text:p>
          </table:table-cell>
          <table:table-cell office:value="33.0" office:value-type="float" table:style-name="a360c22">
            <text:p>33.0</text:p>
          </table:table-cell>
          <table:table-cell office:value="2069.0" office:value-type="float" table:style-name="a778fbc">
            <text:p>2069.0</text:p>
          </table:table-cell>
          <table:table-cell office:value="123.0" office:value-type="float" table:style-name="a7d5214">
            <text:p>123.0</text:p>
          </table:table-cell>
          <table:table-cell office:value="7867.0" office:value-type="float" table:style-name="ae2b703">
            <text:p>7867.0</text:p>
          </table:table-cell>
          <table:table-cell/>
        </table:table-row>
        <table:table-row>
          <table:covered-table-cell/>
          <table:table-cell office:string-value="Tayside Sub-total" office:value-type="string" table:number-columns-spanned="1" table:style-name="a183e03">
            <text:p>Tayside Sub-total</text:p>
          </table:table-cell>
          <table:table-cell table:number-columns-spanned="1" table:style-name="a6dd582"/>
          <table:table-cell office:value="44.0" office:value-type="float" table:style-name="a4c9ae8">
            <text:p>44.0</text:p>
          </table:table-cell>
          <table:table-cell office:value="2724.0" office:value-type="float" table:style-name="a4c9f92">
            <text:p>2724.0</text:p>
          </table:table-cell>
          <table:table-cell office:value="8.0" office:value-type="float" table:style-name="aa7be84">
            <text:p>8.0</text:p>
          </table:table-cell>
          <table:table-cell office:value="529.0" office:value-type="float" table:style-name="a66c8c3">
            <text:p>529.0</text:p>
          </table:table-cell>
          <table:table-cell office:value="46.0" office:value-type="float" table:style-name="a39e31a">
            <text:p>46.0</text:p>
          </table:table-cell>
          <table:table-cell office:value="2994.0" office:value-type="float" table:style-name="afc6b0b">
            <text:p>2994.0</text:p>
          </table:table-cell>
          <table:table-cell office:value="23.0" office:value-type="float" table:style-name="a83920a">
            <text:p>23.0</text:p>
          </table:table-cell>
          <table:table-cell office:value="1490.0" office:value-type="float" table:style-name="a348ee8">
            <text:p>1490.0</text:p>
          </table:table-cell>
          <table:table-cell office:value="19.0" office:value-type="float" table:style-name="aac7ad6">
            <text:p>19.0</text:p>
          </table:table-cell>
          <table:table-cell office:value="1149.0" office:value-type="float" table:style-name="abcdf16">
            <text:p>1149.0</text:p>
          </table:table-cell>
          <table:table-cell office:value="42.0" office:value-type="float" table:style-name="af0d534">
            <text:p>42.0</text:p>
          </table:table-cell>
          <table:table-cell office:value="2545.0" office:value-type="float" table:style-name="a6f27b1">
            <text:p>2545.0</text:p>
          </table:table-cell>
          <table:table-cell office:value="182.0" office:value-type="float" table:style-name="a59242a">
            <text:p>182.0</text:p>
          </table:table-cell>
          <table:table-cell office:value="11431.0" office:value-type="float" table:style-name="afae9c5">
            <text:p>11431.0</text:p>
          </table:table-cell>
          <table:table-cell/>
        </table:table-row>
        <table:table-row>
          <table:table-cell office:string-value="East Sub-total" office:value-type="string" table:number-columns-spanned="1" table:style-name="a631b64">
            <text:p>East Sub-total</text:p>
          </table:table-cell>
          <table:table-cell table:number-columns-spanned="1" table:style-name="a0449bb"/>
          <table:table-cell table:number-columns-spanned="1" table:style-name="a50c736"/>
          <table:table-cell office:value="123.0" office:value-type="float" table:style-name="ac7300e">
            <text:p>123.0</text:p>
          </table:table-cell>
          <table:table-cell office:value="7264.0" office:value-type="float" table:style-name="a202b0c">
            <text:p>7264.0</text:p>
          </table:table-cell>
          <table:table-cell office:value="85.0" office:value-type="float" table:style-name="aaad957">
            <text:p>85.0</text:p>
          </table:table-cell>
          <table:table-cell office:value="4905.0" office:value-type="float" table:style-name="a709122">
            <text:p>4905.0</text:p>
          </table:table-cell>
          <table:table-cell office:value="163.0" office:value-type="float" table:style-name="af88b80">
            <text:p>163.0</text:p>
          </table:table-cell>
          <table:table-cell office:value="9722.0" office:value-type="float" table:style-name="abf01d5">
            <text:p>9722.0</text:p>
          </table:table-cell>
          <table:table-cell office:value="131.0" office:value-type="float" table:style-name="a14f3b1">
            <text:p>131.0</text:p>
          </table:table-cell>
          <table:table-cell office:value="7668.0" office:value-type="float" table:style-name="ac807eb">
            <text:p>7668.0</text:p>
          </table:table-cell>
          <table:table-cell office:value="66.0" office:value-type="float" table:style-name="ac01158">
            <text:p>66.0</text:p>
          </table:table-cell>
          <table:table-cell office:value="4055.0" office:value-type="float" table:style-name="a954a91">
            <text:p>4055.0</text:p>
          </table:table-cell>
          <table:table-cell office:value="168.0" office:value-type="float" table:style-name="a60c846">
            <text:p>168.0</text:p>
          </table:table-cell>
          <table:table-cell office:value="10513.0" office:value-type="float" table:style-name="ad0dcff">
            <text:p>10513.0</text:p>
          </table:table-cell>
          <table:table-cell office:value="736.0" office:value-type="float" table:style-name="ab87cdb">
            <text:p>736.0</text:p>
          </table:table-cell>
          <table:table-cell office:value="44127.0" office:value-type="float" table:style-name="aa1aef9">
            <text:p>44127.0</text:p>
          </table:table-cell>
        </table:table-row>
        <table:table-row>
          <table:table-cell office:string-value="West" office:value-type="string" table:number-columns-spanned="1" table:number-rows-spanned="12" table:style-name="a55baa8">
            <text:p>West</text:p>
          </table:table-cell>
          <table:table-cell office:string-value="Argyll" office:value-type="string" table:number-columns-spanned="1" table:number-rows-spanned="3" table:style-name="a4388a2">
            <text:p>Argyll</text:p>
          </table:table-cell>
          <table:table-cell office:string-value="Argyll Store 1" office:value-type="string" table:number-columns-spanned="1" table:style-name="a1c1709">
            <text:p>Argyll Store 1</text:p>
          </table:table-cell>
          <table:table-cell office:value="9.0" office:value-type="float" table:style-name="a24af46">
            <text:p>9.0</text:p>
          </table:table-cell>
          <table:table-cell office:value="574.0" office:value-type="float" table:style-name="a70869a">
            <text:p>574.0</text:p>
          </table:table-cell>
          <table:table-cell office:value="19.0" office:value-type="float" table:style-name="aeaf82c">
            <text:p>19.0</text:p>
          </table:table-cell>
          <table:table-cell office:value="1179.0" office:value-type="float" table:style-name="a557596">
            <text:p>1179.0</text:p>
          </table:table-cell>
          <table:table-cell office:value="45.0" office:value-type="float" table:style-name="ae4e98c">
            <text:p>45.0</text:p>
          </table:table-cell>
          <table:table-cell office:value="2472.0" office:value-type="float" table:style-name="a9e6070">
            <text:p>2472.0</text:p>
          </table:table-cell>
          <table:table-cell office:value="14.0" office:value-type="float" table:style-name="a18d91a">
            <text:p>14.0</text:p>
          </table:table-cell>
          <table:table-cell office:value="586.0" office:value-type="float" table:style-name="a90ab3f">
            <text:p>586.0</text:p>
          </table:table-cell>
          <table:table-cell office:value="22.0" office:value-type="float" table:style-name="a0efaf5">
            <text:p>22.0</text:p>
          </table:table-cell>
          <table:table-cell office:value="1373.0" office:value-type="float" table:style-name="acc4bcd">
            <text:p>1373.0</text:p>
          </table:table-cell>
          <table:table-cell office:value="48.0" office:value-type="float" table:style-name="a434ad8">
            <text:p>48.0</text:p>
          </table:table-cell>
          <table:table-cell office:value="3069.0" office:value-type="float" table:style-name="a4bc364">
            <text:p>3069.0</text:p>
          </table:table-cell>
          <table:table-cell office:value="157.0" office:value-type="float" table:style-name="abc64bc">
            <text:p>157.0</text:p>
          </table:table-cell>
          <table:table-cell office:value="9253.0" office:value-type="float" table:style-name="a1d22a3">
            <text:p>9253.0</text:p>
          </table:table-cell>
        </table:table-row>
        <table:table-row>
          <table:covered-table-cell/>
          <table:covered-table-cell/>
          <table:table-cell office:string-value="Argyll Store 2" office:value-type="string" table:number-columns-spanned="1" table:style-name="ae4017c">
            <text:p>Argyll Store 2</text:p>
          </table:table-cell>
          <table:table-cell office:value="5.0" office:value-type="float" table:number-columns-spanned="1" table:style-name="a26a2f6">
            <text:p>5.0</text:p>
          </table:table-cell>
          <table:table-cell office:value="298.0" office:value-type="float" table:style-name="a701f07">
            <text:p>298.0</text:p>
          </table:table-cell>
          <table:table-cell office:value="33.0" office:value-type="float" table:style-name="aae0689">
            <text:p>33.0</text:p>
          </table:table-cell>
          <table:table-cell office:value="1932.0" office:value-type="float" table:style-name="ae82339">
            <text:p>1932.0</text:p>
          </table:table-cell>
          <table:table-cell office:value="37.0" office:value-type="float" table:style-name="a5ba8b9">
            <text:p>37.0</text:p>
          </table:table-cell>
          <table:table-cell office:value="2188.0" office:value-type="float" table:style-name="a42c37f">
            <text:p>2188.0</text:p>
          </table:table-cell>
          <table:table-cell office:value="20.0" office:value-type="float" table:style-name="a4e3669">
            <text:p>20.0</text:p>
          </table:table-cell>
          <table:table-cell office:value="1345.0" office:value-type="float" table:style-name="adf6aaa">
            <text:p>1345.0</text:p>
          </table:table-cell>
          <table:table-cell office:value="33.0" office:value-type="float" table:style-name="a5ba6ce">
            <text:p>33.0</text:p>
          </table:table-cell>
          <table:table-cell office:value="1859.0" office:value-type="float" table:style-name="a0b79ce">
            <text:p>1859.0</text:p>
          </table:table-cell>
          <table:table-cell office:value="14.0" office:value-type="float" table:style-name="a748271">
            <text:p>14.0</text:p>
          </table:table-cell>
          <table:table-cell office:value="828.0" office:value-type="float" table:style-name="aa057ed">
            <text:p>828.0</text:p>
          </table:table-cell>
          <table:table-cell office:value="142.0" office:value-type="float" table:style-name="a010f98">
            <text:p>142.0</text:p>
          </table:table-cell>
          <table:table-cell office:value="8450.0" office:value-type="float" table:style-name="a8e0fd9">
            <text:p>8450.0</text:p>
          </table:table-cell>
          <table:table-cell/>
        </table:table-row>
        <table:table-row>
          <table:covered-table-cell/>
          <table:covered-table-cell/>
          <table:table-cell office:string-value="Argyll Store 3" office:value-type="string" table:number-columns-spanned="1" table:style-name="a09d857">
            <text:p>Argyll Store 3</text:p>
          </table:table-cell>
          <table:table-cell office:value="26.0" office:value-type="float" table:number-columns-spanned="1" table:style-name="a467a8d">
            <text:p>26.0</text:p>
          </table:table-cell>
          <table:table-cell office:value="1585.0" office:value-type="float" table:style-name="aaf6fe2">
            <text:p>1585.0</text:p>
          </table:table-cell>
          <table:table-cell office:value="22.0" office:value-type="float" table:style-name="a99e7d8">
            <text:p>22.0</text:p>
          </table:table-cell>
          <table:table-cell office:value="1250.0" office:value-type="float" table:style-name="a55a1f6">
            <text:p>1250.0</text:p>
          </table:table-cell>
          <table:table-cell office:value="29.0" office:value-type="float" table:style-name="a471e3d">
            <text:p>29.0</text:p>
          </table:table-cell>
          <table:table-cell office:value="1793.0" office:value-type="float" table:style-name="a7d9067">
            <text:p>1793.0</text:p>
          </table:table-cell>
          <table:table-cell office:value="22.0" office:value-type="float" table:style-name="a10a635">
            <text:p>22.0</text:p>
          </table:table-cell>
          <table:table-cell office:value="1444.0" office:value-type="float" table:style-name="a75f031">
            <text:p>1444.0</text:p>
          </table:table-cell>
          <table:table-cell office:value="14.0" office:value-type="float" table:style-name="ad7e461">
            <text:p>14.0</text:p>
          </table:table-cell>
          <table:table-cell office:value="907.0" office:value-type="float" table:style-name="a39d898">
            <text:p>907.0</text:p>
          </table:table-cell>
          <table:table-cell office:value="25.0" office:value-type="float" table:style-name="afec93f">
            <text:p>25.0</text:p>
          </table:table-cell>
          <table:table-cell office:value="1523.0" office:value-type="float" table:style-name="a52ac2a">
            <text:p>1523.0</text:p>
          </table:table-cell>
          <table:table-cell office:value="138.0" office:value-type="float" table:style-name="a0a146f">
            <text:p>138.0</text:p>
          </table:table-cell>
          <table:table-cell office:value="8502.0" office:value-type="float" table:style-name="ab1ccbe">
            <text:p>8502.0</text:p>
          </table:table-cell>
          <table:table-cell/>
        </table:table-row>
        <table:table-row>
          <table:covered-table-cell/>
          <table:table-cell office:string-value="Argyll Sub-total" office:value-type="string" table:number-columns-spanned="1" table:style-name="a4b94b0">
            <text:p>Argyll Sub-total</text:p>
          </table:table-cell>
          <table:table-cell table:number-columns-spanned="1" table:style-name="ae848c5"/>
          <table:table-cell office:value="40.0" office:value-type="float" table:number-columns-spanned="1" table:style-name="accad0e">
            <text:p>40.0</text:p>
          </table:table-cell>
          <table:table-cell office:value="2457.0" office:value-type="float" table:style-name="a26c16d">
            <text:p>2457.0</text:p>
          </table:table-cell>
          <table:table-cell office:value="74.0" office:value-type="float" table:style-name="a08faf8">
            <text:p>74.0</text:p>
          </table:table-cell>
          <table:table-cell office:value="4361.0" office:value-type="float" table:style-name="a1bae87">
            <text:p>4361.0</text:p>
          </table:table-cell>
          <table:table-cell office:value="111.0" office:value-type="float" table:style-name="a7e801d">
            <text:p>111.0</text:p>
          </table:table-cell>
          <table:table-cell office:value="6453.0" office:value-type="float" table:style-name="a431e36">
            <text:p>6453.0</text:p>
          </table:table-cell>
          <table:table-cell office:value="56.0" office:value-type="float" table:style-name="a176e69">
            <text:p>56.0</text:p>
          </table:table-cell>
          <table:table-cell office:value="3375.0" office:value-type="float" table:style-name="a065bb4">
            <text:p>3375.0</text:p>
          </table:table-cell>
          <table:table-cell office:value="69.0" office:value-type="float" table:style-name="ad8e371">
            <text:p>69.0</text:p>
          </table:table-cell>
          <table:table-cell office:value="4139.0" office:value-type="float" table:style-name="a34c9c6">
            <text:p>4139.0</text:p>
          </table:table-cell>
          <table:table-cell office:value="87.0" office:value-type="float" table:style-name="aa4c421">
            <text:p>87.0</text:p>
          </table:table-cell>
          <table:table-cell office:value="5420.0" office:value-type="float" table:style-name="acef2c7">
            <text:p>5420.0</text:p>
          </table:table-cell>
          <table:table-cell office:value="437.0" office:value-type="float" table:style-name="ac2c07d">
            <text:p>437.0</text:p>
          </table:table-cell>
          <table:table-cell office:value="26205.0" office:value-type="float" table:style-name="aca9937">
            <text:p>26205.0</text:p>
          </table:table-cell>
          <table:table-cell/>
        </table:table-row>
        <table:table-row>
          <table:covered-table-cell/>
          <table:table-cell office:string-value="Ayrshire" office:value-type="string" table:number-columns-spanned="1" table:number-rows-spanned="3" table:style-name="a0892d4">
            <text:p>Ayrshire</text:p>
          </table:table-cell>
          <table:table-cell office:string-value="Ayrshire Store 1" office:value-type="string" table:number-columns-spanned="1" table:style-name="aafb142">
            <text:p>Ayrshire Store 1</text:p>
          </table:table-cell>
          <table:table-cell office:value="10.0" office:value-type="float" table:number-columns-spanned="1" table:style-name="a0b0cb0">
            <text:p>10.0</text:p>
          </table:table-cell>
          <table:table-cell office:value="527.0" office:value-type="float" table:style-name="a93dcc6">
            <text:p>527.0</text:p>
          </table:table-cell>
          <table:table-cell office:value="38.0" office:value-type="float" table:style-name="aa3b756">
            <text:p>38.0</text:p>
          </table:table-cell>
          <table:table-cell office:value="2434.0" office:value-type="float" table:style-name="ac188b4">
            <text:p>2434.0</text:p>
          </table:table-cell>
          <table:table-cell office:value="45.0" office:value-type="float" table:style-name="a20f4b7">
            <text:p>45.0</text:p>
          </table:table-cell>
          <table:table-cell office:value="2374.0" office:value-type="float" table:style-name="a0a63ce">
            <text:p>2374.0</text:p>
          </table:table-cell>
          <table:table-cell office:value="29.0" office:value-type="float" table:style-name="ab3e907">
            <text:p>29.0</text:p>
          </table:table-cell>
          <table:table-cell office:value="2016.0" office:value-type="float" table:style-name="a7fd42d">
            <text:p>2016.0</text:p>
          </table:table-cell>
          <table:table-cell office:value="27.0" office:value-type="float" table:style-name="a9f4484">
            <text:p>27.0</text:p>
          </table:table-cell>
          <table:table-cell office:value="1426.0" office:value-type="float" table:style-name="ac09216">
            <text:p>1426.0</text:p>
          </table:table-cell>
          <table:table-cell office:value="47.0" office:value-type="float" table:style-name="a7f87fd">
            <text:p>47.0</text:p>
          </table:table-cell>
          <table:table-cell office:value="2539.0" office:value-type="float" table:style-name="abde3ef">
            <text:p>2539.0</text:p>
          </table:table-cell>
          <table:table-cell office:value="196.0" office:value-type="float" table:style-name="ae7d62d">
            <text:p>196.0</text:p>
          </table:table-cell>
          <table:table-cell office:value="11316.0" office:value-type="float" table:style-name="a666074">
            <text:p>11316.0</text:p>
          </table:table-cell>
          <table:table-cell/>
        </table:table-row>
        <table:table-row>
          <table:covered-table-cell/>
          <table:covered-table-cell/>
          <table:table-cell office:string-value="Ayrshire Store 2" office:value-type="string" table:number-columns-spanned="1" table:style-name="ad90f0c">
            <text:p>Ayrshire Store 2</text:p>
          </table:table-cell>
          <table:table-cell office:value="22.0" office:value-type="float" table:number-columns-spanned="1" table:style-name="af4d975">
            <text:p>22.0</text:p>
          </table:table-cell>
          <table:table-cell office:value="1241.0" office:value-type="float" table:style-name="a1b1193">
            <text:p>1241.0</text:p>
          </table:table-cell>
          <table:table-cell office:value="45.0" office:value-type="float" table:style-name="a3962b8">
            <text:p>45.0</text:p>
          </table:table-cell>
          <table:table-cell office:value="2537.0" office:value-type="float" table:style-name="abcd398">
            <text:p>2537.0</text:p>
          </table:table-cell>
          <table:table-cell office:value="30.0" office:value-type="float" table:style-name="a658dcb">
            <text:p>30.0</text:p>
          </table:table-cell>
          <table:table-cell office:value="1784.0" office:value-type="float" table:style-name="a6ec6d9">
            <text:p>1784.0</text:p>
          </table:table-cell>
          <table:table-cell office:value="38.0" office:value-type="float" table:style-name="a1d2cea">
            <text:p>38.0</text:p>
          </table:table-cell>
          <table:table-cell office:value="2020.0" office:value-type="float" table:style-name="ab6fd33">
            <text:p>2020.0</text:p>
          </table:table-cell>
          <table:table-cell office:value="13.0" office:value-type="float" table:style-name="a877c32">
            <text:p>13.0</text:p>
          </table:table-cell>
          <table:table-cell office:value="740.0" office:value-type="float" table:style-name="a46edb6">
            <text:p>740.0</text:p>
          </table:table-cell>
          <table:table-cell office:value="17.0" office:value-type="float" table:style-name="a2ab1d9">
            <text:p>17.0</text:p>
          </table:table-cell>
          <table:table-cell office:value="959.0" office:value-type="float" table:style-name="ad2df14">
            <text:p>959.0</text:p>
          </table:table-cell>
          <table:table-cell office:value="165.0" office:value-type="float" table:style-name="aa2eb17">
            <text:p>165.0</text:p>
          </table:table-cell>
          <table:table-cell office:value="9281.0" office:value-type="float" table:style-name="a7a138b">
            <text:p>9281.0</text:p>
          </table:table-cell>
          <table:table-cell/>
        </table:table-row>
        <table:table-row>
          <table:covered-table-cell/>
          <table:covered-table-cell/>
          <table:table-cell office:string-value="Ayrshire Store 3" office:value-type="string" table:number-columns-spanned="1" table:style-name="afe74fb">
            <text:p>Ayrshire Store 3</text:p>
          </table:table-cell>
          <table:table-cell office:value="14.0" office:value-type="float" table:number-columns-spanned="1" table:style-name="a101d59">
            <text:p>14.0</text:p>
          </table:table-cell>
          <table:table-cell office:value="914.0" office:value-type="float" table:style-name="a41cd5d">
            <text:p>914.0</text:p>
          </table:table-cell>
          <table:table-cell office:value="33.0" office:value-type="float" table:style-name="ada824e">
            <text:p>33.0</text:p>
          </table:table-cell>
          <table:table-cell office:value="1751.0" office:value-type="float" table:style-name="a6ea99c">
            <text:p>1751.0</text:p>
          </table:table-cell>
          <table:table-cell office:value="11.0" office:value-type="float" table:style-name="abd4818">
            <text:p>11.0</text:p>
          </table:table-cell>
          <table:table-cell office:value="640.0" office:value-type="float" table:style-name="a5815ef">
            <text:p>640.0</text:p>
          </table:table-cell>
          <table:table-cell office:value="36.0" office:value-type="float" table:style-name="a746a47">
            <text:p>36.0</text:p>
          </table:table-cell>
          <table:table-cell office:value="2401.0" office:value-type="float" table:style-name="a9b9959">
            <text:p>2401.0</text:p>
          </table:table-cell>
          <table:table-cell office:value="41.0" office:value-type="float" table:style-name="aa2d642">
            <text:p>41.0</text:p>
          </table:table-cell>
          <table:table-cell office:value="2495.0" office:value-type="float" table:style-name="aa177a7">
            <text:p>2495.0</text:p>
          </table:table-cell>
          <table:table-cell office:value="12.0" office:value-type="float" table:style-name="af09896">
            <text:p>12.0</text:p>
          </table:table-cell>
          <table:table-cell office:value="756.0" office:value-type="float" table:style-name="a7debf2">
            <text:p>756.0</text:p>
          </table:table-cell>
          <table:table-cell office:value="147.0" office:value-type="float" table:style-name="a9caa58">
            <text:p>147.0</text:p>
          </table:table-cell>
          <table:table-cell office:value="8957.0" office:value-type="float" table:style-name="ab7cb8a">
            <text:p>8957.0</text:p>
          </table:table-cell>
          <table:table-cell/>
        </table:table-row>
        <table:table-row>
          <table:covered-table-cell/>
          <table:table-cell office:string-value="Ayrshire Sub-total" office:value-type="string" table:number-columns-spanned="1" table:style-name="a328491">
            <text:p>Ayrshire Sub-total</text:p>
          </table:table-cell>
          <table:table-cell table:number-columns-spanned="1" table:style-name="a2faa65"/>
          <table:table-cell office:value="46.0" office:value-type="float" table:number-columns-spanned="1" table:style-name="a1b8ae7">
            <text:p>46.0</text:p>
          </table:table-cell>
          <table:table-cell office:value="2682.0" office:value-type="float" table:style-name="ad29747">
            <text:p>2682.0</text:p>
          </table:table-cell>
          <table:table-cell office:value="116.0" office:value-type="float" table:style-name="a97bded">
            <text:p>116.0</text:p>
          </table:table-cell>
          <table:table-cell office:value="6722.0" office:value-type="float" table:style-name="a2e1762">
            <text:p>6722.0</text:p>
          </table:table-cell>
          <table:table-cell office:value="86.0" office:value-type="float" table:style-name="a0b38e2">
            <text:p>86.0</text:p>
          </table:table-cell>
          <table:table-cell office:value="4798.0" office:value-type="float" table:style-name="af56e12">
            <text:p>4798.0</text:p>
          </table:table-cell>
          <table:table-cell office:value="103.0" office:value-type="float" table:style-name="a3605ba">
            <text:p>103.0</text:p>
          </table:table-cell>
          <table:table-cell office:value="6437.0" office:value-type="float" table:style-name="abbb701">
            <text:p>6437.0</text:p>
          </table:table-cell>
          <table:table-cell office:value="81.0" office:value-type="float" table:style-name="ac50dc0">
            <text:p>81.0</text:p>
          </table:table-cell>
          <table:table-cell office:value="4661.0" office:value-type="float" table:style-name="a9025c9">
            <text:p>4661.0</text:p>
          </table:table-cell>
          <table:table-cell office:value="76.0" office:value-type="float" table:style-name="a149c2c">
            <text:p>76.0</text:p>
          </table:table-cell>
          <table:table-cell office:value="4254.0" office:value-type="float" table:style-name="a5b1fdb">
            <text:p>4254.0</text:p>
          </table:table-cell>
          <table:table-cell office:value="508.0" office:value-type="float" table:style-name="a0a4b70">
            <text:p>508.0</text:p>
          </table:table-cell>
          <table:table-cell office:value="29554.0" office:value-type="float" table:style-name="a391a6a">
            <text:p>29554.0</text:p>
          </table:table-cell>
          <table:table-cell/>
        </table:table-row>
        <table:table-row>
          <table:covered-table-cell/>
          <table:table-cell office:string-value="Glasgow" office:value-type="string" table:number-columns-spanned="1" table:number-rows-spanned="3" table:style-name="aa48d33">
            <text:p>Glasgow</text:p>
          </table:table-cell>
          <table:table-cell office:string-value="Glasgow Store 1" office:value-type="string" table:number-columns-spanned="1" table:style-name="a146f61">
            <text:p>Glasgow Store 1</text:p>
          </table:table-cell>
          <table:table-cell office:value="33.0" office:value-type="float" table:number-columns-spanned="1" table:style-name="a7c881b">
            <text:p>33.0</text:p>
          </table:table-cell>
          <table:table-cell office:value="2031.0" office:value-type="float" table:style-name="a36f9db">
            <text:p>2031.0</text:p>
          </table:table-cell>
          <table:table-cell office:value="21.0" office:value-type="float" table:style-name="aab05ee">
            <text:p>21.0</text:p>
          </table:table-cell>
          <table:table-cell office:value="1076.0" office:value-type="float" table:style-name="ad87b8a">
            <text:p>1076.0</text:p>
          </table:table-cell>
          <table:table-cell office:value="8.0" office:value-type="float" table:style-name="aaddfb7">
            <text:p>8.0</text:p>
          </table:table-cell>
          <table:table-cell office:value="445.0" office:value-type="float" table:style-name="a04d201">
            <text:p>445.0</text:p>
          </table:table-cell>
          <table:table-cell office:value="36.0" office:value-type="float" table:style-name="a67fcdd">
            <text:p>36.0</text:p>
          </table:table-cell>
          <table:table-cell office:value="2138.0" office:value-type="float" table:style-name="ade1bd8">
            <text:p>2138.0</text:p>
          </table:table-cell>
          <table:table-cell office:value="23.0" office:value-type="float" table:style-name="aadd569">
            <text:p>23.0</text:p>
          </table:table-cell>
          <table:table-cell office:value="1536.0" office:value-type="float" table:style-name="ad85b23">
            <text:p>1536.0</text:p>
          </table:table-cell>
          <table:table-cell office:value="13.0" office:value-type="float" table:style-name="a02b6ed">
            <text:p>13.0</text:p>
          </table:table-cell>
          <table:table-cell office:value="804.0" office:value-type="float" table:style-name="a4723a2">
            <text:p>804.0</text:p>
          </table:table-cell>
          <table:table-cell office:value="134.0" office:value-type="float" table:style-name="aeb0eb7">
            <text:p>134.0</text:p>
          </table:table-cell>
          <table:table-cell office:value="8030.0" office:value-type="float" table:style-name="a77b8a7">
            <text:p>8030.0</text:p>
          </table:table-cell>
          <table:table-cell/>
        </table:table-row>
        <table:table-row>
          <table:covered-table-cell/>
          <table:covered-table-cell/>
          <table:table-cell office:string-value="Glasgow Store 2" office:value-type="string" table:number-columns-spanned="1" table:style-name="a2cf357">
            <text:p>Glasgow Store 2</text:p>
          </table:table-cell>
          <table:table-cell office:value="1.0" office:value-type="float" table:number-columns-spanned="1" table:style-name="ab3e7b0">
            <text:p>1.0</text:p>
          </table:table-cell>
          <table:table-cell office:value="37.0" office:value-type="float" table:style-name="a5d528e">
            <text:p>37.0</text:p>
          </table:table-cell>
          <table:table-cell office:value="24.0" office:value-type="float" table:style-name="a592a0e">
            <text:p>24.0</text:p>
          </table:table-cell>
          <table:table-cell office:value="1291.0" office:value-type="float" table:style-name="a7cc844">
            <text:p>1291.0</text:p>
          </table:table-cell>
          <table:table-cell office:value="5.0" office:value-type="float" table:style-name="aad692f">
            <text:p>5.0</text:p>
          </table:table-cell>
          <table:table-cell office:value="343.0" office:value-type="float" table:style-name="a2e760d">
            <text:p>343.0</text:p>
          </table:table-cell>
          <table:table-cell office:value="0.0" office:value-type="float" table:style-name="a1c6657">
            <text:p>0.0</text:p>
          </table:table-cell>
          <table:table-cell office:value="0.0" office:value-type="float" table:style-name="a347a4f">
            <text:p>0.0</text:p>
          </table:table-cell>
          <table:table-cell office:value="14.0" office:value-type="float" table:style-name="af77fec">
            <text:p>14.0</text:p>
          </table:table-cell>
          <table:table-cell office:value="735.0" office:value-type="float" table:style-name="a842130">
            <text:p>735.0</text:p>
          </table:table-cell>
          <table:table-cell office:value="41.0" office:value-type="float" table:style-name="aea9b9a">
            <text:p>41.0</text:p>
          </table:table-cell>
          <table:table-cell office:value="2132.0" office:value-type="float" table:style-name="a0ed8c9">
            <text:p>2132.0</text:p>
          </table:table-cell>
          <table:table-cell office:value="85.0" office:value-type="float" table:style-name="aed9de6">
            <text:p>85.0</text:p>
          </table:table-cell>
          <table:table-cell office:value="4538.0" office:value-type="float" table:style-name="a9f953e">
            <text:p>4538.0</text:p>
          </table:table-cell>
          <table:table-cell/>
        </table:table-row>
        <table:table-row>
          <table:covered-table-cell/>
          <table:covered-table-cell/>
          <table:table-cell office:string-value="Glasgow Store 3" office:value-type="string" table:number-columns-spanned="1" table:style-name="a2f4d0a">
            <text:p>Glasgow Store 3</text:p>
          </table:table-cell>
          <table:table-cell office:value="44.0" office:value-type="float" table:number-columns-spanned="1" table:style-name="a2de8d5">
            <text:p>44.0</text:p>
          </table:table-cell>
          <table:table-cell office:value="2143.0" office:value-type="float" table:style-name="a060629">
            <text:p>2143.0</text:p>
          </table:table-cell>
          <table:table-cell office:value="2.0" office:value-type="float" table:style-name="a43df0c">
            <text:p>2.0</text:p>
          </table:table-cell>
          <table:table-cell office:value="167.0" office:value-type="float" table:style-name="a69892f">
            <text:p>167.0</text:p>
          </table:table-cell>
          <table:table-cell office:value="26.0" office:value-type="float" table:style-name="a78e955">
            <text:p>26.0</text:p>
          </table:table-cell>
          <table:table-cell office:value="1620.0" office:value-type="float" table:style-name="a7890f9">
            <text:p>1620.0</text:p>
          </table:table-cell>
          <table:table-cell office:value="0.0" office:value-type="float" table:style-name="a361f0d">
            <text:p>0.0</text:p>
          </table:table-cell>
          <table:table-cell office:value="0.0" office:value-type="float" table:style-name="a8a3286">
            <text:p>0.0</text:p>
          </table:table-cell>
          <table:table-cell office:value="1.0" office:value-type="float" table:style-name="a8df9a4">
            <text:p>1.0</text:p>
          </table:table-cell>
          <table:table-cell office:value="73.0" office:value-type="float" table:style-name="acf575c">
            <text:p>73.0</text:p>
          </table:table-cell>
          <table:table-cell office:value="17.0" office:value-type="float" table:style-name="ab6d13c">
            <text:p>17.0</text:p>
          </table:table-cell>
          <table:table-cell office:value="980.0" office:value-type="float" table:style-name="a715465">
            <text:p>980.0</text:p>
          </table:table-cell>
          <table:table-cell office:value="90.0" office:value-type="float" table:style-name="aeaed1e">
            <text:p>90.0</text:p>
          </table:table-cell>
          <table:table-cell office:value="4983.0" office:value-type="float" table:style-name="ad8dfde">
            <text:p>4983.0</text:p>
          </table:table-cell>
          <table:table-cell/>
        </table:table-row>
        <table:table-row>
          <table:covered-table-cell/>
          <table:table-cell office:string-value="Glasgow Sub-total" office:value-type="string" table:number-columns-spanned="1" table:style-name="a063ec7">
            <text:p>Glasgow Sub-total</text:p>
          </table:table-cell>
          <table:table-cell table:number-columns-spanned="1" table:style-name="aa1be2e"/>
          <table:table-cell office:value="78.0" office:value-type="float" table:number-columns-spanned="1" table:style-name="a18157b">
            <text:p>78.0</text:p>
          </table:table-cell>
          <table:table-cell office:value="4211.0" office:value-type="float" table:style-name="a0ca6b4">
            <text:p>4211.0</text:p>
          </table:table-cell>
          <table:table-cell office:value="47.0" office:value-type="float" table:style-name="a618394">
            <text:p>47.0</text:p>
          </table:table-cell>
          <table:table-cell office:value="2534.0" office:value-type="float" table:style-name="a2f5edd">
            <text:p>2534.0</text:p>
          </table:table-cell>
          <table:table-cell office:value="39.0" office:value-type="float" table:style-name="a6f0dfc">
            <text:p>39.0</text:p>
          </table:table-cell>
          <table:table-cell office:value="2408.0" office:value-type="float" table:style-name="af41b28">
            <text:p>2408.0</text:p>
          </table:table-cell>
          <table:table-cell office:value="36.0" office:value-type="float" table:style-name="a68d194">
            <text:p>36.0</text:p>
          </table:table-cell>
          <table:table-cell office:value="2138.0" office:value-type="float" table:style-name="a421ad4">
            <text:p>2138.0</text:p>
          </table:table-cell>
          <table:table-cell office:value="38.0" office:value-type="float" table:style-name="a8ed164">
            <text:p>38.0</text:p>
          </table:table-cell>
          <table:table-cell office:value="2344.0" office:value-type="float" table:style-name="a936c5b">
            <text:p>2344.0</text:p>
          </table:table-cell>
          <table:table-cell office:value="71.0" office:value-type="float" table:style-name="a8adbe6">
            <text:p>71.0</text:p>
          </table:table-cell>
          <table:table-cell office:value="3916.0" office:value-type="float" table:style-name="a44160c">
            <text:p>3916.0</text:p>
          </table:table-cell>
          <table:table-cell office:value="309.0" office:value-type="float" table:style-name="aada4c2">
            <text:p>309.0</text:p>
          </table:table-cell>
          <table:table-cell office:value="17551.0" office:value-type="float" table:style-name="a1ebf52">
            <text:p>17551.0</text:p>
          </table:table-cell>
          <table:table-cell/>
        </table:table-row>
        <table:table-row>
          <table:table-cell office:string-value="West Sub-total" office:value-type="string" table:number-columns-spanned="1" table:style-name="ae493c8">
            <text:p>West Sub-total</text:p>
          </table:table-cell>
          <table:table-cell table:number-columns-spanned="1" table:style-name="af7ac84"/>
          <table:table-cell table:number-columns-spanned="1" table:style-name="ac0a10b"/>
          <table:table-cell office:value="164.0" office:value-type="float" table:number-columns-spanned="1" table:style-name="a81a850">
            <text:p>164.0</text:p>
          </table:table-cell>
          <table:table-cell office:value="9350.0" office:value-type="float" table:style-name="affa15a">
            <text:p>9350.0</text:p>
          </table:table-cell>
          <table:table-cell office:value="237.0" office:value-type="float" table:style-name="a3e930d">
            <text:p>237.0</text:p>
          </table:table-cell>
          <table:table-cell office:value="13617.0" office:value-type="float" table:style-name="adfe588">
            <text:p>13617.0</text:p>
          </table:table-cell>
          <table:table-cell office:value="236.0" office:value-type="float" table:style-name="a60018f">
            <text:p>236.0</text:p>
          </table:table-cell>
          <table:table-cell office:value="13659.0" office:value-type="float" table:style-name="afd4232">
            <text:p>13659.0</text:p>
          </table:table-cell>
          <table:table-cell office:value="195.0" office:value-type="float" table:style-name="a50da5a">
            <text:p>195.0</text:p>
          </table:table-cell>
          <table:table-cell office:value="11950.0" office:value-type="float" table:style-name="a65bd0b">
            <text:p>11950.0</text:p>
          </table:table-cell>
          <table:table-cell office:value="188.0" office:value-type="float" table:style-name="a407932">
            <text:p>188.0</text:p>
          </table:table-cell>
          <table:table-cell office:value="11144.0" office:value-type="float" table:style-name="a0677bd">
            <text:p>11144.0</text:p>
          </table:table-cell>
          <table:table-cell office:value="234.0" office:value-type="float" table:style-name="a7fce6e">
            <text:p>234.0</text:p>
          </table:table-cell>
          <table:table-cell office:value="13590.0" office:value-type="float" table:style-name="a063ffe">
            <text:p>13590.0</text:p>
          </table:table-cell>
          <table:table-cell office:value="1254.0" office:value-type="float" table:style-name="a82709d">
            <text:p>1254.0</text:p>
          </table:table-cell>
          <table:table-cell office:value="73310.0" office:value-type="float" table:style-name="a4daf6e">
            <text:p>73310.0</text:p>
          </table:table-cell>
        </table:table-row>
        <table:table-row>
          <table:table-cell office:string-value="Grand Totals" office:value-type="string" table:number-columns-spanned="1" table:style-name="a65ec4e">
            <text:p>Grand Totals</text:p>
          </table:table-cell>
          <table:table-cell table:number-columns-spanned="1" table:style-name="a843d3c"/>
          <table:table-cell table:number-columns-spanned="1" table:style-name="a9a0710"/>
          <table:table-cell office:value="482.0" office:value-type="float" table:number-columns-spanned="1" table:style-name="a894ec9">
            <text:p>482.0</text:p>
          </table:table-cell>
          <table:table-cell office:value="27226.0" office:value-type="float" table:style-name="a926806">
            <text:p>27226.0</text:p>
          </table:table-cell>
          <table:table-cell office:value="616.0" office:value-type="float" table:style-name="ab773bb">
            <text:p>616.0</text:p>
          </table:table-cell>
          <table:table-cell office:value="35694.0" office:value-type="float" table:style-name="ace6994">
            <text:p>35694.0</text:p>
          </table:table-cell>
          <table:table-cell office:value="677.0" office:value-type="float" table:style-name="a91cd2f">
            <text:p>677.0</text:p>
          </table:table-cell>
          <table:table-cell office:value="39417.0" office:value-type="float" table:style-name="a53fd06">
            <text:p>39417.0</text:p>
          </table:table-cell>
          <table:table-cell office:value="517.0" office:value-type="float" table:style-name="a4f6708">
            <text:p>517.0</text:p>
          </table:table-cell>
          <table:table-cell office:value="30464.0" office:value-type="float" table:style-name="a5fc23c">
            <text:p>30464.0</text:p>
          </table:table-cell>
          <table:table-cell office:value="529.0" office:value-type="float" table:style-name="ab94582">
            <text:p>529.0</text:p>
          </table:table-cell>
          <table:table-cell office:value="31591.0" office:value-type="float" table:style-name="a4402bf">
            <text:p>31591.0</text:p>
          </table:table-cell>
          <table:table-cell office:value="709.0" office:value-type="float" table:style-name="a1d588e">
            <text:p>709.0</text:p>
          </table:table-cell>
          <table:table-cell office:value="42611.0" office:value-type="float" table:style-name="a8b60b3">
            <text:p>42611.0</text:p>
          </table:table-cell>
          <table:table-cell office:value="3530.0" office:value-type="float" table:style-name="a85a997">
            <text:p>3530.0</text:p>
          </table:table-cell>
          <table:table-cell office:value="207003.0" office:value-type="float" table:style-name="a97ffa3">
            <text:p>207003.0</text:p>
          </table:table-cell>
        </table:table-row>
      </table:table>
      <text:p/>
      <table:table table:name="Table3" table:style-name="aa4fe33">
        <table:table-column table:style-name="a5d1d1e"/>
        <table:table-column table:style-name="a393840"/>
        <table:table-column table:style-name="a15f9a5"/>
        <table:table-column table:style-name="ae25c16"/>
        <table:table-column table:style-name="adf906f"/>
        <table:table-column table:style-name="abe6082"/>
        <table:table-row>
          <table:table-cell table:style-name="a950983"/>
          <table:table-cell office:string-value="Best Performing Store in Area for Product Group" office:value-type="string" table:number-columns-spanned="5" table:number-rows-spanned="1" table:style-name="aa2aba3">
            <text:p>Best Performing Store in Area for Product Group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a1cf2be"/>
          <table:table-cell table:style-name="a1cf2be"/>
          <table:table-cell table:style-name="a1cf2be"/>
          <table:table-cell table:style-name="a1cf2be"/>
          <table:table-cell table:style-name="ae200d6"/>
          <table:table-cell/>
        </table:table-row>
      </table:table>
      <text:p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grddl:transformation="http://docs.oasis-open.org/office/1.2/xslt/odf2rdf.xsl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42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an Hay</meta:initial-creator>
    <meta:creation-date>2012-06-29T18:32:19.77</meta:creation-date>
    <meta:document-statistic meta:table-count="0" meta:image-count="0" meta:object-count="0" meta:page-count="1" meta:paragraph-count="0" meta:word-count="0" meta:character-count="0"/>
    <dc:date>2012-06-29T18:32:48.73</dc:date>
    <dc:creator>Alan Hay</dc:creator>
    <meta:editing-duration>PT29S</meta:editing-duration>
    <meta:editing-cycles>1</meta:editing-cycles>
    <meta:generator>OpenOffice.org/3.3$Win32 OpenOffice.org_project/330m20$Build-9567</meta:generator>
  </office:meta>
</office:document-meta>
</file>